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4pt" fo:font-weight="bold" officeooo:paragraph-rsid="0011d73f" style:font-size-asian="14pt" style:font-weight-asian="bold" style:font-size-complex="14pt" style:font-weight-complex="bold"/>
    </style:style>
    <style:style style:name="P2" style:family="paragraph" style:parent-style-name="Standard">
      <style:text-properties officeooo:paragraph-rsid="001e7f2a"/>
    </style:style>
    <style:style style:name="P3" style:family="paragraph" style:parent-style-name="Standard">
      <style:text-properties style:font-name="Georgia"/>
    </style:style>
    <style:style style:name="P4" style:family="paragraph" style:parent-style-name="Standard">
      <style:text-properties style:font-name="Georgia" fo:font-size="14pt" fo:font-weight="bold" style:font-size-asian="14pt" style:font-weight-asian="bold" style:font-size-complex="14pt" style:font-weight-complex="bold"/>
    </style:style>
    <style:style style:name="P5" style:family="paragraph" style:parent-style-name="Standard">
      <style:text-properties style:font-name="Georgia" fo:font-size="14pt" fo:font-weight="bold" officeooo:rsid="0024f914" officeooo:paragraph-rsid="0024f914" style:font-size-asian="14pt" style:font-weight-asian="bold" style:font-size-complex="14pt" style:font-weight-complex="bold"/>
    </style:style>
    <style:style style:name="P6" style:family="paragraph" style:parent-style-name="Standard">
      <style:text-properties style:font-name="Georgia" fo:font-size="14pt" fo:font-weight="bold" officeooo:rsid="0024f914" officeooo:paragraph-rsid="002bf236" style:font-size-asian="14pt" style:font-weight-asian="bold" style:font-size-complex="14pt" style:font-weight-complex="bold"/>
    </style:style>
    <style:style style:name="P7" style:family="paragraph" style:parent-style-name="Standard">
      <style:text-properties style:font-name="Georgia" fo:font-size="14pt" fo:font-weight="bold" officeooo:rsid="003d4b5a" officeooo:paragraph-rsid="003d4b5a" style:font-size-asian="14pt" style:font-weight-asian="bold" style:font-size-complex="14pt" style:font-weight-complex="bold"/>
    </style:style>
    <style:style style:name="P8" style:family="paragraph" style:parent-style-name="Standard">
      <style:text-properties style:font-name="Georgia" fo:font-size="14pt" fo:font-weight="bold" officeooo:rsid="005ef9fe" officeooo:paragraph-rsid="005ef9fe" style:font-size-asian="14pt" style:font-weight-asian="bold" style:font-size-complex="14pt" style:font-weight-complex="bold"/>
    </style:style>
    <style:style style:name="P9" style:family="paragraph" style:parent-style-name="Standard">
      <style:text-properties style:font-name="Georgia" fo:font-size="14pt" fo:font-weight="bold" officeooo:rsid="005059ac" officeooo:paragraph-rsid="005059ac" style:font-size-asian="14pt" style:font-weight-asian="bold" style:font-size-complex="14pt" style:font-weight-complex="bold"/>
    </style:style>
    <style:style style:name="P10" style:family="paragraph" style:parent-style-name="Standard">
      <style:text-properties style:font-name="Georgia" fo:font-size="14pt" fo:font-weight="bold" officeooo:rsid="00556c31" officeooo:paragraph-rsid="00556c31" style:font-size-asian="14pt" style:font-weight-asian="bold" style:font-size-complex="14pt" style:font-weight-complex="bold"/>
    </style:style>
    <style:style style:name="P11" style:family="paragraph" style:parent-style-name="Standard">
      <style:text-properties style:font-name="Georgia" fo:font-size="14pt" fo:font-weight="bold" officeooo:rsid="006336c1" officeooo:paragraph-rsid="00606f76" style:font-size-asian="14pt" style:font-weight-asian="bold" style:font-size-complex="14pt" style:font-weight-complex="bold"/>
    </style:style>
    <style:style style:name="P12" style:family="paragraph" style:parent-style-name="Standard">
      <style:text-properties style:font-name="Georgia" fo:font-size="14pt" fo:font-weight="bold" officeooo:rsid="005d2d5a" officeooo:paragraph-rsid="005d2d5a" style:font-size-asian="14pt" style:font-weight-asian="bold" style:font-size-complex="14pt" style:font-weight-complex="bold"/>
    </style:style>
    <style:style style:name="P13" style:family="paragraph" style:parent-style-name="Standard">
      <style:text-properties style:font-name="Georgia" fo:font-size="14pt" fo:font-weight="bold" officeooo:rsid="007f5a80" officeooo:paragraph-rsid="007f5a80" style:font-size-asian="14pt" style:font-weight-asian="bold" style:font-size-complex="14pt" style:font-weight-complex="bold"/>
    </style:style>
    <style:style style:name="P14" style:family="paragraph" style:parent-style-name="Standard">
      <style:text-properties style:font-name="Georgia" fo:font-size="14pt" fo:font-weight="bold" officeooo:rsid="007f5a80" officeooo:paragraph-rsid="00d3b8f6" style:font-size-asian="14pt" style:font-weight-asian="bold" style:font-size-complex="14pt" style:font-weight-complex="bold"/>
    </style:style>
    <style:style style:name="P15" style:family="paragraph" style:parent-style-name="Standard">
      <style:text-properties style:font-name="Georgia" fo:font-size="14pt" fo:font-weight="bold" officeooo:rsid="01081600" officeooo:paragraph-rsid="01081600" style:font-weight-asian="bold" style:font-weight-complex="bold"/>
    </style:style>
    <style:style style:name="P16" style:family="paragraph" style:parent-style-name="Standard">
      <style:text-properties style:font-name="Georgia" officeooo:rsid="0034d55d"/>
    </style:style>
    <style:style style:name="P17" style:family="paragraph" style:parent-style-name="Standard">
      <style:text-properties style:font-name="Georgia" officeooo:rsid="00316da2" officeooo:paragraph-rsid="00316da2"/>
    </style:style>
    <style:style style:name="P18" style:family="paragraph" style:parent-style-name="Standard">
      <style:text-properties style:font-name="Georgia" officeooo:rsid="003693ca" officeooo:paragraph-rsid="003693ca"/>
    </style:style>
    <style:style style:name="P19" style:family="paragraph" style:parent-style-name="Standard">
      <style:text-properties style:font-name="Georgia" officeooo:rsid="00277c9f" officeooo:paragraph-rsid="00277c9f"/>
    </style:style>
    <style:style style:name="P20" style:family="paragraph" style:parent-style-name="Standard">
      <style:text-properties style:font-name="Georgia" fo:font-size="12pt" fo:font-weight="normal" officeooo:rsid="00206662" officeooo:paragraph-rsid="00206662" style:font-size-asian="14pt" style:font-weight-asian="normal" style:font-size-complex="14pt" style:font-weight-complex="normal"/>
    </style:style>
    <style:style style:name="P21" style:family="paragraph" style:parent-style-name="Standard">
      <style:text-properties style:font-name="Georgia" fo:font-size="12pt" fo:font-weight="normal" officeooo:rsid="001e7f2a" officeooo:paragraph-rsid="001e7f2a" style:font-size-asian="14pt" style:font-weight-asian="normal" style:font-size-complex="14pt" style:font-weight-complex="normal"/>
    </style:style>
    <style:style style:name="P22" style:family="paragraph" style:parent-style-name="Standard">
      <style:text-properties style:font-name="Georgia" fo:font-size="12pt" fo:font-weight="normal" officeooo:rsid="00224d96" officeooo:paragraph-rsid="00224d96" style:font-size-asian="14pt" style:font-weight-asian="normal" style:font-size-complex="14pt" style:font-weight-complex="normal"/>
    </style:style>
    <style:style style:name="P23" style:family="paragraph" style:parent-style-name="Standard">
      <style:text-properties style:font-name="Georgia" fo:font-size="12pt" fo:font-weight="normal" officeooo:rsid="0024f914" officeooo:paragraph-rsid="0024f914" style:font-size-asian="14pt" style:font-weight-asian="normal" style:font-size-complex="14pt" style:font-weight-complex="normal"/>
    </style:style>
    <style:style style:name="P24" style:family="paragraph" style:parent-style-name="Standard">
      <style:text-properties style:font-name="Georgia" fo:font-size="12pt" fo:font-weight="normal" officeooo:rsid="002bf236" officeooo:paragraph-rsid="002bf236" style:font-size-asian="14pt" style:font-weight-asian="normal" style:font-size-complex="14pt" style:font-weight-complex="normal"/>
    </style:style>
    <style:style style:name="P25" style:family="paragraph" style:parent-style-name="Standard">
      <style:text-properties style:font-name="Georgia" fo:font-size="12pt" fo:font-weight="normal" officeooo:rsid="005ef9fe" officeooo:paragraph-rsid="005ef9fe" style:font-size-asian="14pt" style:font-weight-asian="normal" style:font-size-complex="14pt" style:font-weight-complex="normal"/>
    </style:style>
    <style:style style:name="P26" style:family="paragraph" style:parent-style-name="Standard">
      <style:text-properties style:font-name="Georgia" fo:font-size="12pt" fo:font-weight="normal" officeooo:rsid="00606f76" officeooo:paragraph-rsid="00606f76" style:font-size-asian="14pt" style:font-weight-asian="normal" style:font-size-complex="14pt" style:font-weight-complex="normal"/>
    </style:style>
    <style:style style:name="P27" style:family="paragraph" style:parent-style-name="Standard">
      <style:text-properties style:font-name="Georgia" fo:font-size="12pt" fo:font-weight="normal" officeooo:rsid="006336c1" officeooo:paragraph-rsid="006336c1" style:font-size-asian="14pt" style:font-weight-asian="normal" style:font-size-complex="14pt" style:font-weight-complex="normal"/>
    </style:style>
    <style:style style:name="P28" style:family="paragraph" style:parent-style-name="Standard">
      <style:text-properties style:font-name="Georgia" fo:font-size="12pt" fo:font-weight="normal" officeooo:rsid="00662caf" officeooo:paragraph-rsid="00662caf" style:font-size-asian="14pt" style:font-weight-asian="normal" style:font-size-complex="14pt" style:font-weight-complex="normal"/>
    </style:style>
    <style:style style:name="P29" style:family="paragraph" style:parent-style-name="Standard">
      <style:text-properties style:font-name="Georgia" fo:font-size="12pt" fo:font-weight="normal" officeooo:rsid="007162e5" officeooo:paragraph-rsid="007162e5" style:font-size-asian="14pt" style:font-weight-asian="normal" style:font-size-complex="14pt" style:font-weight-complex="normal"/>
    </style:style>
    <style:style style:name="P30" style:family="paragraph" style:parent-style-name="Standard">
      <style:text-properties style:font-name="Georgia" fo:font-size="12pt" fo:font-weight="normal" officeooo:rsid="004fd5b0" officeooo:paragraph-rsid="010564e8" style:font-size-asian="14pt" style:font-weight-asian="normal" style:font-size-complex="14pt" style:font-weight-complex="normal"/>
    </style:style>
    <style:style style:name="P31" style:family="paragraph" style:parent-style-name="Standard">
      <style:text-properties style:font-name="Georgia" fo:font-size="12pt" fo:font-weight="normal" officeooo:rsid="0042bd93" officeooo:paragraph-rsid="010564e8" style:font-size-asian="14pt" style:font-weight-asian="normal" style:font-size-complex="14pt" style:font-weight-complex="normal"/>
    </style:style>
    <style:style style:name="P32" style:family="paragraph" style:parent-style-name="Standard">
      <style:text-properties style:font-name="Georgia" fo:font-size="12pt" fo:font-weight="normal" officeooo:rsid="007d6841" officeooo:paragraph-rsid="007d6841" style:font-size-asian="14pt" style:font-weight-asian="normal" style:font-size-complex="14pt" style:font-weight-complex="normal"/>
    </style:style>
    <style:style style:name="P33" style:family="paragraph" style:parent-style-name="Standard">
      <style:text-properties style:font-name="Georgia" fo:font-size="12pt" fo:font-weight="normal" officeooo:rsid="007f5a80" officeooo:paragraph-rsid="007f5a80" style:font-size-asian="14pt" style:font-weight-asian="normal" style:font-size-complex="14pt" style:font-weight-complex="normal"/>
    </style:style>
    <style:style style:name="P34" style:family="paragraph" style:parent-style-name="Standard">
      <style:text-properties style:font-name="Georgia" fo:font-size="12pt" fo:font-weight="normal" officeooo:rsid="008203aa" officeooo:paragraph-rsid="008203aa" style:font-size-asian="14pt" style:font-weight-asian="normal" style:font-size-complex="14pt" style:font-weight-complex="normal"/>
    </style:style>
    <style:style style:name="P35" style:family="paragraph" style:parent-style-name="Standard">
      <style:text-properties style:font-name="Georgia" fo:font-size="12pt" fo:font-weight="normal" officeooo:rsid="008203aa" officeooo:paragraph-rsid="00ed2882" style:font-size-asian="14pt" style:font-weight-asian="normal" style:font-size-complex="14pt" style:font-weight-complex="normal"/>
    </style:style>
    <style:style style:name="P36" style:family="paragraph" style:parent-style-name="Standard">
      <style:text-properties style:font-name="Georgia" fo:font-size="12pt" fo:font-weight="normal" officeooo:rsid="008203aa" officeooo:paragraph-rsid="0106886b" style:font-size-asian="14pt" style:font-weight-asian="normal" style:font-size-complex="14pt" style:font-weight-complex="normal"/>
    </style:style>
    <style:style style:name="P37" style:family="paragraph" style:parent-style-name="Standard">
      <style:text-properties style:font-name="Georgia" fo:font-size="12pt" fo:font-weight="normal" officeooo:rsid="00ad5822" officeooo:paragraph-rsid="010564e8" style:font-size-asian="14pt" style:font-weight-asian="normal" style:font-size-complex="14pt" style:font-weight-complex="normal"/>
    </style:style>
    <style:style style:name="P38" style:family="paragraph" style:parent-style-name="Standard">
      <style:text-properties style:font-name="Georgia" fo:font-size="12pt" fo:font-weight="normal" officeooo:rsid="00ad5822" officeooo:paragraph-rsid="00ad5822" style:font-size-asian="14pt" style:font-weight-asian="normal" style:font-size-complex="14pt" style:font-weight-complex="normal"/>
    </style:style>
    <style:style style:name="P39" style:family="paragraph" style:parent-style-name="Standard">
      <style:text-properties style:font-name="Georgia" fo:font-size="12pt" fo:font-weight="normal" officeooo:rsid="00c52a13" officeooo:paragraph-rsid="00c52a13" style:font-size-asian="14pt" style:font-weight-asian="normal" style:font-size-complex="14pt" style:font-weight-complex="normal"/>
    </style:style>
    <style:style style:name="P40" style:family="paragraph" style:parent-style-name="Standard">
      <style:text-properties style:font-name="Georgia" fo:font-size="12pt" fo:font-weight="normal" officeooo:rsid="00ae593a" officeooo:paragraph-rsid="00ae593a" style:font-size-asian="14pt" style:font-weight-asian="normal" style:font-size-complex="14pt" style:font-weight-complex="normal"/>
    </style:style>
    <style:style style:name="P41" style:family="paragraph" style:parent-style-name="Standard">
      <style:text-properties style:font-name="Georgia" fo:font-size="12pt" fo:font-weight="normal" officeooo:rsid="00d4c92a" officeooo:paragraph-rsid="00d4c92a" style:font-size-asian="14pt" style:font-weight-asian="normal" style:font-size-complex="14pt" style:font-weight-complex="normal"/>
    </style:style>
    <style:style style:name="P42" style:family="paragraph" style:parent-style-name="Standard">
      <style:text-properties style:font-name="Georgia" fo:font-size="12pt" fo:font-weight="normal" officeooo:rsid="00c7b658" officeooo:paragraph-rsid="00c7b658" style:font-size-asian="14pt" style:font-weight-asian="normal" style:font-size-complex="14pt" style:font-weight-complex="normal"/>
    </style:style>
    <style:style style:name="P43" style:family="paragraph" style:parent-style-name="Standard">
      <style:text-properties style:font-name="Georgia" fo:font-size="12pt" fo:font-weight="normal" officeooo:rsid="00d88b4c" officeooo:paragraph-rsid="00d88b4c" style:font-size-asian="14pt" style:font-weight-asian="normal" style:font-size-complex="14pt" style:font-weight-complex="normal"/>
    </style:style>
    <style:style style:name="P44" style:family="paragraph" style:parent-style-name="Standard">
      <style:text-properties style:font-name="Georgia" fo:font-size="12pt" fo:font-weight="normal" officeooo:rsid="00da8a94" officeooo:paragraph-rsid="00da8a94" style:font-size-asian="14pt" style:font-weight-asian="normal" style:font-size-complex="14pt" style:font-weight-complex="normal"/>
    </style:style>
    <style:style style:name="P45" style:family="paragraph" style:parent-style-name="Standard">
      <style:text-properties style:font-name="Georgia" fo:font-size="12pt" fo:font-weight="normal" officeooo:rsid="00da8a94" officeooo:paragraph-rsid="00dccf17" style:font-size-asian="14pt" style:font-weight-asian="normal" style:font-size-complex="14pt" style:font-weight-complex="normal"/>
    </style:style>
    <style:style style:name="P46" style:family="paragraph" style:parent-style-name="Standard">
      <style:text-properties style:font-name="Georgia" fo:font-size="12pt" fo:font-weight="normal" officeooo:rsid="00e9c56a" officeooo:paragraph-rsid="00e9c56a" style:font-size-asian="14pt" style:font-weight-asian="normal" style:font-size-complex="14pt" style:font-weight-complex="normal"/>
    </style:style>
    <style:style style:name="P47" style:family="paragraph" style:parent-style-name="Standard">
      <style:text-properties style:font-name="Georgia" fo:font-size="12pt" fo:font-weight="normal" officeooo:rsid="00e9c56a" officeooo:paragraph-rsid="0103eb2d" style:font-size-asian="14pt" style:font-weight-asian="normal" style:font-size-complex="14pt" style:font-weight-complex="normal"/>
    </style:style>
    <style:style style:name="P48" style:family="paragraph" style:parent-style-name="Standard">
      <style:text-properties style:font-name="Georgia" fo:font-size="12pt" fo:font-weight="normal" officeooo:rsid="009bd469" officeooo:paragraph-rsid="009bd469" style:font-size-asian="14pt" style:font-weight-asian="normal" style:font-size-complex="14pt" style:font-weight-complex="normal"/>
    </style:style>
    <style:style style:name="P49" style:family="paragraph" style:parent-style-name="Standard">
      <style:text-properties style:font-name="Georgia" fo:font-size="12pt" fo:font-weight="normal" officeooo:rsid="00f27b7c" officeooo:paragraph-rsid="00f27b7c" style:font-size-asian="14pt" style:font-weight-asian="normal" style:font-size-complex="14pt" style:font-weight-complex="normal"/>
    </style:style>
    <style:style style:name="P50" style:family="paragraph" style:parent-style-name="Standard">
      <style:text-properties style:font-name="Georgia" fo:font-size="12pt" fo:font-weight="normal" officeooo:rsid="00e5afbd" officeooo:paragraph-rsid="00e5afbd" style:font-size-asian="14pt" style:font-weight-asian="normal" style:font-size-complex="14pt" style:font-weight-complex="normal"/>
    </style:style>
    <style:style style:name="P51" style:family="paragraph" style:parent-style-name="Standard">
      <style:text-properties style:font-name="Georgia" fo:font-size="12pt" fo:font-style="italic" fo:font-weight="normal" officeooo:rsid="008203aa" officeooo:paragraph-rsid="01081600" style:font-size-asian="14pt" style:font-style-asian="italic" style:font-weight-asian="normal" style:font-size-complex="14pt" style:font-style-complex="italic" style:font-weight-complex="normal"/>
    </style:style>
    <style:style style:name="P52" style:family="paragraph" style:parent-style-name="Standard">
      <style:text-properties style:font-name="Georgia" officeooo:rsid="003a5a12" officeooo:paragraph-rsid="010564e8"/>
    </style:style>
    <style:style style:name="P53" style:family="paragraph" style:parent-style-name="Standard">
      <style:text-properties style:font-name="Georgia" officeooo:rsid="0042bd93" officeooo:paragraph-rsid="00662caf"/>
    </style:style>
    <style:style style:name="P54" style:family="paragraph" style:parent-style-name="Standard">
      <style:text-properties style:font-name="Georgia" officeooo:rsid="003787cc" officeooo:paragraph-rsid="010564e8"/>
    </style:style>
    <style:style style:name="P55" style:family="paragraph" style:parent-style-name="Standard">
      <style:text-properties style:font-name="Georgia" officeooo:rsid="003ea3c5" officeooo:paragraph-rsid="008203aa"/>
    </style:style>
    <style:style style:name="P56" style:family="paragraph" style:parent-style-name="Standard">
      <style:text-properties style:font-name="Georgia" officeooo:paragraph-rsid="00d3b8f6"/>
    </style:style>
    <style:style style:name="P57" style:family="paragraph" style:parent-style-name="Standard">
      <style:text-properties style:font-name="Georgia" officeooo:paragraph-rsid="00c7b658"/>
    </style:style>
    <style:style style:name="P58" style:family="paragraph" style:parent-style-name="Standard">
      <style:text-properties style:font-name="Georgia" officeooo:paragraph-rsid="009bd469"/>
    </style:style>
    <style:style style:name="P59" style:family="paragraph" style:parent-style-name="Standard">
      <style:text-properties style:font-name="Georgia" officeooo:paragraph-rsid="00ed68e9"/>
    </style:style>
    <style:style style:name="P60" style:family="paragraph" style:parent-style-name="Standard">
      <style:text-properties style:font-name="Georgia" officeooo:rsid="00ed2882" officeooo:paragraph-rsid="00ed68e9"/>
    </style:style>
    <style:style style:name="P61" style:family="paragraph" style:parent-style-name="Standard">
      <style:text-properties style:font-name="Georgia" officeooo:rsid="00ed2882" officeooo:paragraph-rsid="00fd622d"/>
    </style:style>
    <style:style style:name="P62" style:family="paragraph" style:parent-style-name="Standard">
      <style:text-properties style:font-name="Georgia" officeooo:rsid="00fb3dc3" officeooo:paragraph-rsid="00fb3dc3"/>
    </style:style>
    <style:style style:name="P63" style:family="paragraph" style:parent-style-name="Standard">
      <style:text-properties style:font-name="Georgia" officeooo:rsid="00fb3dc3" officeooo:paragraph-rsid="0103eb2d"/>
    </style:style>
    <style:style style:name="P64" style:family="paragraph" style:parent-style-name="Standard">
      <style:text-properties style:font-name="Georgia" officeooo:rsid="0103eb2d" officeooo:paragraph-rsid="0103eb2d"/>
    </style:style>
    <style:style style:name="P65" style:family="paragraph" style:parent-style-name="Standard">
      <style:text-properties style:font-name="Georgia" officeooo:rsid="00ffc155" officeooo:paragraph-rsid="00ffc155"/>
    </style:style>
    <style:style style:name="P66" style:family="paragraph" style:parent-style-name="Standard">
      <style:text-properties style:font-name="Georgia" officeooo:rsid="01012b3f" officeooo:paragraph-rsid="01012b3f"/>
    </style:style>
    <style:style style:name="P67" style:family="paragraph" style:parent-style-name="Standard">
      <style:text-properties style:font-name="Georgia" officeooo:rsid="00fc89e2" officeooo:paragraph-rsid="00fc89e2"/>
    </style:style>
    <style:style style:name="P68" style:family="paragraph" style:parent-style-name="Standard">
      <style:text-properties style:font-name="Georgia" fo:font-style="italic" style:font-style-asian="italic" style:font-style-complex="italic"/>
    </style:style>
    <style:style style:name="P69" style:family="paragraph" style:parent-style-name="Standard">
      <style:text-properties style:font-name="Georgia" fo:font-style="italic" officeooo:rsid="003d4b5a" officeooo:paragraph-rsid="003d4b5a" style:font-style-asian="italic" style:font-style-complex="italic"/>
    </style:style>
    <style:style style:name="P70" style:family="paragraph" style:parent-style-name="Standard">
      <style:text-properties style:font-name="Georgia" fo:font-style="italic" officeooo:rsid="003d4b5a" officeooo:paragraph-rsid="00fc89e2" style:font-style-asian="italic" style:font-style-complex="italic"/>
    </style:style>
    <style:style style:name="P71" style:family="paragraph" style:parent-style-name="Standard">
      <style:text-properties style:font-name="Georgia" officeooo:rsid="004f0e13" officeooo:paragraph-rsid="004f0e13"/>
    </style:style>
    <style:style style:name="P72" style:family="paragraph" style:parent-style-name="Standard">
      <style:text-properties style:font-name="Georgia" officeooo:paragraph-rsid="004f0e13"/>
    </style:style>
    <style:style style:name="P73" style:family="paragraph" style:parent-style-name="Standard">
      <style:text-properties style:font-name="Georgia" fo:font-weight="bold" style:font-weight-asian="bold"/>
    </style:style>
    <style:style style:name="P74" style:family="paragraph" style:parent-style-name="Standard">
      <style:text-properties style:font-name="Georgia" officeooo:paragraph-rsid="010742b1"/>
    </style:style>
    <style:style style:name="P75" style:family="paragraph" style:parent-style-name="Standard">
      <style:text-properties style:font-name="Georgia" officeooo:rsid="010742b1" officeooo:paragraph-rsid="010742b1"/>
    </style:style>
    <style:style style:name="P76" style:family="paragraph" style:parent-style-name="Standard">
      <style:text-properties fo:color="#000000" style:font-name="Georgia"/>
    </style:style>
    <style:style style:name="P77" style:family="paragraph" style:parent-style-name="Standard">
      <style:text-properties fo:color="#000000" style:font-name="Georgia" officeooo:paragraph-rsid="010742b1"/>
    </style:style>
    <style:style style:name="P78" style:family="paragraph" style:parent-style-name="Standard">
      <style:text-properties fo:color="#000000" style:font-name="Georgia" fo:font-style="italic" officeooo:rsid="010742b1" officeooo:paragraph-rsid="010742b1" style:font-style-asian="italic" style:font-style-complex="italic"/>
    </style:style>
    <style:style style:name="P79" style:family="paragraph" style:parent-style-name="Standard" style:master-page-name="MP0">
      <style:paragraph-properties style:page-number="auto" fo:break-before="page"/>
      <style:text-properties style:font-name="Georgia"/>
    </style:style>
    <style:style style:name="P80" style:family="paragraph" style:parent-style-name="Standard">
      <style:text-properties style:font-name="Georgia" fo:font-size="12pt" fo:font-style="italic" fo:font-weight="normal" officeooo:rsid="01081600" officeooo:paragraph-rsid="01081600" style:font-size-asian="14pt" style:font-style-asian="italic" style:font-weight-asian="normal" style:font-size-complex="14pt" style:font-style-complex="italic" style:font-weight-complex="normal"/>
    </style:style>
    <style:style style:name="P81" style:family="paragraph" style:parent-style-name="Standard">
      <style:text-properties style:font-name="Georgia" fo:font-size="12pt" fo:font-weight="normal" officeooo:rsid="0042bd93" officeooo:paragraph-rsid="010564e8" style:font-size-asian="14pt" style:font-weight-asian="normal" style:font-size-complex="14pt" style:font-weight-complex="normal"/>
    </style:style>
    <style:style style:name="P82" style:family="paragraph" style:parent-style-name="Standard">
      <style:text-properties style:font-name="Georgia" fo:font-size="12pt" fo:font-weight="normal" officeooo:rsid="007c45d2" officeooo:paragraph-rsid="010b58af" style:font-size-asian="14pt" style:font-weight-asian="normal" style:font-size-complex="14pt" style:font-weight-complex="normal"/>
    </style:style>
    <style:style style:name="P83" style:family="paragraph" style:parent-style-name="Standard">
      <style:text-properties style:font-name="Georgia" fo:font-size="12pt" fo:font-weight="normal" officeooo:rsid="00c7b658" officeooo:paragraph-rsid="00c7b658" style:font-size-asian="14pt" style:font-weight-asian="normal" style:font-size-complex="14pt" style:font-weight-complex="normal"/>
    </style:style>
    <style:style style:name="P84" style:family="paragraph" style:parent-style-name="Standard">
      <style:text-properties style:font-name="Georgia" fo:font-size="12pt" fo:font-weight="normal" officeooo:rsid="00c7b658" officeooo:paragraph-rsid="010c54d8" style:font-size-asian="14pt" style:font-weight-asian="normal" style:font-size-complex="14pt" style:font-weight-complex="normal"/>
    </style:style>
    <style:style style:name="P85" style:family="paragraph" style:parent-style-name="Standard">
      <style:text-properties style:font-name="Georgia" officeooo:rsid="003ea3c5" officeooo:paragraph-rsid="008203aa"/>
    </style:style>
    <style:style style:name="P86" style:family="paragraph" style:parent-style-name="Standard">
      <style:text-properties style:font-name="Georgia" officeooo:rsid="00fb3dc3" officeooo:paragraph-rsid="0103eb2d"/>
    </style:style>
    <style:style style:name="P87" style:family="paragraph" style:parent-style-name="Standard">
      <style:text-properties style:font-name="Georgia" officeooo:rsid="00fb3dc3" officeooo:paragraph-rsid="00fb3dc3"/>
    </style:style>
    <style:style style:name="P88" style:family="paragraph" style:parent-style-name="Standard">
      <style:text-properties style:font-name="Georgia" officeooo:rsid="00ffc155" officeooo:paragraph-rsid="00ffc155"/>
    </style:style>
    <style:style style:name="P89" style:family="paragraph" style:parent-style-name="Standard">
      <style:text-properties style:font-name="Georgia" officeooo:rsid="01012b3f" officeooo:paragraph-rsid="01012b3f"/>
    </style:style>
    <style:style style:name="P90" style:family="paragraph" style:parent-style-name="Standard">
      <style:text-properties style:font-name="Georgia" officeooo:rsid="00fc89e2" officeooo:paragraph-rsid="00fc89e2"/>
    </style:style>
    <style:style style:name="P91" style:family="paragraph" style:parent-style-name="Standard">
      <style:text-properties style:font-name="Georgia" officeooo:rsid="0103eb2d" officeooo:paragraph-rsid="0103eb2d"/>
    </style:style>
    <style:style style:name="P92" style:family="paragraph" style:parent-style-name="Standard">
      <style:text-properties officeooo:paragraph-rsid="010b58af"/>
    </style:style>
    <style:style style:name="P93" style:family="paragraph" style:parent-style-name="Standard">
      <style:text-properties officeooo:paragraph-rsid="010c54d8"/>
    </style:style>
    <style:style style:name="T1" style:family="text">
      <style:text-properties fo:font-weight="bold" style:font-weight-asian="bold" style:font-weight-complex="bold"/>
    </style:style>
    <style:style style:name="T2" style:family="text">
      <style:text-properties fo:font-weight="bold" officeooo:rsid="006780b4" style:font-weight-asian="bold" style:font-weight-complex="bold"/>
    </style:style>
    <style:style style:name="T3" style:family="text">
      <style:text-properties fo:font-style="italic" style:font-style-asian="italic" style:font-style-complex="italic"/>
    </style:style>
    <style:style style:name="T4" style:family="text">
      <style:text-properties style:text-position="super 67%" style:font-name="Georgia"/>
    </style:style>
    <style:style style:name="T5" style:family="text">
      <style:text-properties fo:color="#70ad47" style:font-name="Georgia" fo:font-weight="bold" style:font-weight-asian="bold" style:font-name-complex="Times New Roman"/>
    </style:style>
    <style:style style:name="T6" style:family="text">
      <style:text-properties fo:color="#000000" style:font-name="Georgia"/>
    </style:style>
    <style:style style:name="T7" style:family="text">
      <style:text-properties fo:color="#000000" style:font-name="Georgia" fo:font-style="italic" style:font-style-asian="italic" style:font-style-complex="italic"/>
    </style:style>
    <style:style style:name="T8" style:family="text">
      <style:text-properties fo:font-size="12pt" fo:font-weight="normal" officeooo:rsid="00c7b658" style:font-size-asian="14pt" style:font-weight-asian="normal" style:font-size-complex="14pt" style:font-weight-complex="normal"/>
    </style:style>
    <style:style style:name="T9" style:family="text">
      <style:text-properties fo:font-size="12pt" fo:font-weight="normal" officeooo:rsid="00d88b4c" style:font-size-asian="14pt" style:font-weight-asian="normal" style:font-size-complex="14pt" style:font-weight-complex="normal"/>
    </style:style>
    <style:style style:name="T10" style:family="text">
      <style:text-properties fo:font-size="12pt" fo:font-weight="normal" officeooo:rsid="00e9c56a" style:font-size-asian="14pt" style:font-weight-asian="normal" style:font-size-complex="14pt" style:font-weight-complex="normal"/>
    </style:style>
    <style:style style:name="T11" style:family="text">
      <style:text-properties fo:font-size="12pt" fo:font-weight="normal" officeooo:rsid="00e49b74" style:font-size-asian="14pt" style:font-weight-asian="normal" style:font-size-complex="14pt" style:font-weight-complex="normal"/>
    </style:style>
    <style:style style:name="T12" style:family="text">
      <style:text-properties fo:font-size="12pt" fo:font-weight="normal" officeooo:rsid="00e5afbd" style:font-size-asian="14pt" style:font-weight-asian="normal" style:font-size-complex="14pt" style:font-weight-complex="normal"/>
    </style:style>
    <style:style style:name="T13" style:family="text">
      <style:text-properties officeooo:rsid="00224d96"/>
    </style:style>
    <style:style style:name="T14" style:family="text">
      <style:text-properties officeooo:rsid="00230060"/>
    </style:style>
    <style:style style:name="T15" style:family="text">
      <style:text-properties officeooo:rsid="00260e3d"/>
    </style:style>
    <style:style style:name="T16" style:family="text">
      <style:text-properties officeooo:rsid="002bf236"/>
    </style:style>
    <style:style style:name="T17" style:family="text">
      <style:text-properties officeooo:rsid="002db982"/>
    </style:style>
    <style:style style:name="T18" style:family="text">
      <style:text-properties officeooo:rsid="0032b91c"/>
    </style:style>
    <style:style style:name="T19" style:family="text">
      <style:text-properties officeooo:rsid="003693ca"/>
    </style:style>
    <style:style style:name="T20" style:family="text">
      <style:text-properties officeooo:rsid="003787cc"/>
    </style:style>
    <style:style style:name="T21" style:family="text">
      <style:text-properties officeooo:rsid="003a5a12"/>
    </style:style>
    <style:style style:name="T22" style:family="text">
      <style:text-properties officeooo:rsid="00424ce9"/>
    </style:style>
    <style:style style:name="T23" style:family="text">
      <style:text-properties officeooo:rsid="0042bd93"/>
    </style:style>
    <style:style style:name="T24" style:family="text">
      <style:text-properties officeooo:rsid="005d2d5a"/>
    </style:style>
    <style:style style:name="T25" style:family="text">
      <style:text-properties officeooo:rsid="00606f76"/>
    </style:style>
    <style:style style:name="T26" style:family="text">
      <style:text-properties officeooo:rsid="00614764"/>
    </style:style>
    <style:style style:name="T27" style:family="text">
      <style:text-properties officeooo:rsid="006459b8"/>
    </style:style>
    <style:style style:name="T28" style:family="text">
      <style:text-properties officeooo:rsid="006780b4"/>
    </style:style>
    <style:style style:name="T29" style:family="text">
      <style:text-properties officeooo:rsid="0071cbfb"/>
    </style:style>
    <style:style style:name="T30" style:family="text">
      <style:text-properties officeooo:rsid="007c8f4f"/>
    </style:style>
    <style:style style:name="T31" style:family="text">
      <style:text-properties officeooo:rsid="007d76bc"/>
    </style:style>
    <style:style style:name="T32" style:family="text">
      <style:text-properties officeooo:rsid="007f5a80"/>
    </style:style>
    <style:style style:name="T33" style:family="text">
      <style:text-properties officeooo:rsid="007ff6a5"/>
    </style:style>
    <style:style style:name="T34" style:family="text">
      <style:text-properties officeooo:rsid="008203aa"/>
    </style:style>
    <style:style style:name="T35" style:family="text">
      <style:text-properties officeooo:rsid="0083152e"/>
    </style:style>
    <style:style style:name="T36" style:family="text">
      <style:text-properties officeooo:rsid="008691ab"/>
    </style:style>
    <style:style style:name="T37" style:family="text">
      <style:text-properties officeooo:rsid="00924cb5"/>
    </style:style>
    <style:style style:name="T38" style:family="text">
      <style:text-properties officeooo:rsid="0095d990"/>
    </style:style>
    <style:style style:name="T39" style:family="text">
      <style:text-properties officeooo:rsid="009712dd"/>
    </style:style>
    <style:style style:name="T40" style:family="text">
      <style:text-properties officeooo:rsid="009bd469"/>
    </style:style>
    <style:style style:name="T41" style:family="text">
      <style:text-properties officeooo:rsid="00ae593a"/>
    </style:style>
    <style:style style:name="T42" style:family="text">
      <style:text-properties officeooo:rsid="00c639b4"/>
    </style:style>
    <style:style style:name="T43" style:family="text">
      <style:text-properties officeooo:rsid="00c8cd70"/>
    </style:style>
    <style:style style:name="T44" style:family="text">
      <style:text-properties officeooo:rsid="00d3b8f6"/>
    </style:style>
    <style:style style:name="T45" style:family="text">
      <style:text-properties fo:font-size="14pt" fo:font-weight="bold" officeooo:rsid="007f5a80" style:font-size-asian="14pt" style:font-weight-asian="bold" style:font-size-complex="14pt" style:font-weight-complex="bold"/>
    </style:style>
    <style:style style:name="T46" style:family="text">
      <style:text-properties fo:font-size="14pt" fo:font-weight="bold" officeooo:rsid="00d3b8f6" style:font-size-asian="14pt" style:font-weight-asian="bold" style:font-size-complex="14pt" style:font-weight-complex="bold"/>
    </style:style>
    <style:style style:name="T47" style:family="text">
      <style:text-properties fo:font-size="14pt" fo:font-weight="bold" officeooo:rsid="00ecf416" style:font-size-asian="14pt" style:font-weight-asian="bold" style:font-size-complex="14pt" style:font-weight-complex="bold"/>
    </style:style>
    <style:style style:name="T48" style:family="text">
      <style:text-properties fo:font-size="14pt" fo:font-weight="bold" officeooo:rsid="00ed2882" style:font-size-asian="14pt" style:font-weight-asian="bold" style:font-size-complex="14pt" style:font-weight-complex="bold"/>
    </style:style>
    <style:style style:name="T49" style:family="text">
      <style:text-properties fo:font-size="14pt" fo:font-weight="bold" officeooo:rsid="007f5a80" style:font-weight-asian="bold" style:font-weight-complex="bold"/>
    </style:style>
    <style:style style:name="T50" style:family="text">
      <style:text-properties fo:font-size="14pt" fo:font-weight="bold" officeooo:rsid="002bf236" style:font-weight-asian="bold" style:font-weight-complex="bold"/>
    </style:style>
    <style:style style:name="T51" style:family="text">
      <style:text-properties fo:font-size="14pt" fo:font-weight="bold" officeooo:rsid="00e49b74" style:font-weight-asian="bold" style:font-weight-complex="bold"/>
    </style:style>
    <style:style style:name="T52" style:family="text">
      <style:text-properties fo:font-size="14pt" fo:font-weight="bold" officeooo:rsid="00ed2882" style:font-weight-asian="bold" style:font-weight-complex="bold"/>
    </style:style>
    <style:style style:name="T53" style:family="text">
      <style:text-properties fo:font-size="14pt" fo:font-weight="bold" officeooo:rsid="0103eb2d" style:font-weight-asian="bold" style:font-weight-complex="bold"/>
    </style:style>
    <style:style style:name="T54" style:family="text">
      <style:text-properties fo:font-size="14pt" fo:font-weight="bold" officeooo:rsid="00ecf416" style:font-weight-asian="bold" style:font-weight-complex="bold"/>
    </style:style>
    <style:style style:name="T55" style:family="text">
      <style:text-properties fo:font-size="14pt" fo:font-weight="bold" officeooo:rsid="010c54d8" style:font-weight-asian="bold" style:font-weight-complex="bold"/>
    </style:style>
    <style:style style:name="T56" style:family="text">
      <style:text-properties officeooo:rsid="00d4c92a"/>
    </style:style>
    <style:style style:name="T57" style:family="text">
      <style:text-properties officeooo:rsid="00d69c97"/>
    </style:style>
    <style:style style:name="T58" style:family="text">
      <style:text-properties officeooo:rsid="00d88b4c"/>
    </style:style>
    <style:style style:name="T59" style:family="text">
      <style:text-properties officeooo:rsid="00d913ae"/>
    </style:style>
    <style:style style:name="T60" style:family="text">
      <style:text-properties officeooo:rsid="00da8a94"/>
    </style:style>
    <style:style style:name="T61" style:family="text">
      <style:text-properties officeooo:rsid="00dafb04"/>
    </style:style>
    <style:style style:name="T62" style:family="text">
      <style:text-properties officeooo:rsid="00db77c8"/>
    </style:style>
    <style:style style:name="T63" style:family="text">
      <style:text-properties officeooo:rsid="00db8338"/>
    </style:style>
    <style:style style:name="T64" style:family="text">
      <style:text-properties officeooo:rsid="00dccf17"/>
    </style:style>
    <style:style style:name="T65" style:family="text">
      <style:text-properties officeooo:rsid="00de68d6"/>
    </style:style>
    <style:style style:name="T66" style:family="text">
      <style:text-properties officeooo:rsid="00e0537c"/>
    </style:style>
    <style:style style:name="T67" style:family="text">
      <style:text-properties officeooo:rsid="00e208f1"/>
    </style:style>
    <style:style style:name="T68" style:family="text">
      <style:text-properties officeooo:rsid="00e34976"/>
    </style:style>
    <style:style style:name="T69" style:family="text">
      <style:text-properties officeooo:rsid="00e5afbd"/>
    </style:style>
    <style:style style:name="T70" style:family="text">
      <style:text-properties officeooo:rsid="00e6d96a"/>
    </style:style>
    <style:style style:name="T71" style:family="text">
      <style:text-properties officeooo:rsid="00e7729d"/>
    </style:style>
    <style:style style:name="T72" style:family="text">
      <style:text-properties fo:font-style="normal" style:font-style-asian="normal" style:font-style-complex="normal"/>
    </style:style>
    <style:style style:name="T73" style:family="text">
      <style:text-properties officeooo:rsid="00e9f70a"/>
    </style:style>
    <style:style style:name="T74" style:family="text">
      <style:text-properties officeooo:rsid="00eb5bdf"/>
    </style:style>
    <style:style style:name="T75" style:family="text">
      <style:text-properties officeooo:rsid="00ebd50b"/>
    </style:style>
    <style:style style:name="T76" style:family="text">
      <style:text-properties officeooo:rsid="00ecf416"/>
    </style:style>
    <style:style style:name="T77" style:family="text">
      <style:text-properties officeooo:rsid="00ed2882"/>
    </style:style>
    <style:style style:name="T78" style:family="text">
      <style:text-properties officeooo:rsid="00ed68e9"/>
    </style:style>
    <style:style style:name="T79" style:family="text">
      <style:text-properties officeooo:rsid="00ef9cf4"/>
    </style:style>
    <style:style style:name="T80" style:family="text">
      <style:text-properties officeooo:rsid="00f27b7c"/>
    </style:style>
    <style:style style:name="T81" style:family="text">
      <style:text-properties officeooo:rsid="00f3597f"/>
    </style:style>
    <style:style style:name="T82" style:family="text">
      <style:text-properties officeooo:rsid="00fc89e2"/>
    </style:style>
    <style:style style:name="T83" style:family="text">
      <style:text-properties officeooo:rsid="00fd5ecc"/>
    </style:style>
    <style:style style:name="T84" style:family="text">
      <style:text-properties officeooo:rsid="00fd622d"/>
    </style:style>
    <style:style style:name="T85" style:family="text">
      <style:text-properties officeooo:rsid="00fdddb2"/>
    </style:style>
    <style:style style:name="T86" style:family="text">
      <style:text-properties officeooo:rsid="01027bb9"/>
    </style:style>
    <style:style style:name="T87" style:family="text">
      <style:text-properties officeooo:rsid="0103eb2d"/>
    </style:style>
    <style:style style:name="T88" style:family="text">
      <style:text-properties officeooo:rsid="0106886b"/>
    </style:style>
    <style:style style:name="T89" style:family="text">
      <style:text-properties officeooo:rsid="004f0e13"/>
    </style:style>
    <style:style style:name="T90" style:family="text">
      <style:text-properties style:font-name="Georgia"/>
    </style:style>
    <style:style style:name="T91" style:family="text">
      <style:text-properties style:font-name="Georgia" fo:font-weight="bold" style:font-weight-asian="bold"/>
    </style:style>
    <style:style style:name="T92" style:family="text">
      <style:text-properties style:font-name="Georgia" fo:font-weight="bold" style:font-weight-asian="bold" style:font-weight-complex="bold"/>
    </style:style>
    <style:style style:name="T93" style:family="text">
      <style:text-properties style:font-name="Georgia" fo:font-style="italic" style:font-style-asian="italic" style:font-style-complex="italic"/>
    </style:style>
    <style:style style:name="T94" style:family="text">
      <style:text-properties style:font-name="Georgia" fo:font-style="italic" fo:font-weight="bold" style:font-style-asian="italic" style:font-weight-asian="bold" style:font-style-complex="italic" style:font-weight-complex="bold"/>
    </style:style>
    <style:style style:name="T95" style:family="text">
      <style:text-properties style:font-name="Georgia" style:font-size-complex="14pt" style:font-weight-complex="bold"/>
    </style:style>
    <style:style style:name="T96" style:family="text">
      <style:text-properties style:font-name="Georgia" fo:font-size="16pt" fo:font-weight="bold" officeooo:rsid="001e7f2a" style:font-weight-asian="bold" style:font-size-complex="14pt" style:font-weight-complex="bold"/>
    </style:style>
    <style:style style:name="T97" style:family="text">
      <style:text-properties style:font-name="Georgia" fo:font-size="12pt" fo:font-weight="normal" officeooo:rsid="001e7f2a" style:font-weight-asian="normal" style:font-size-complex="14pt" style:font-weight-complex="normal"/>
    </style:style>
    <style:style style:name="T98" style:family="text">
      <style:text-properties style:font-name="Georgia" fo:font-size="12pt" fo:font-weight="normal" officeooo:rsid="0038b313" style:font-weight-asian="normal" style:font-size-complex="14pt" style:font-weight-complex="normal"/>
    </style:style>
    <style:style style:name="T99" style:family="text">
      <style:text-properties style:font-name="Georgia" fo:font-size="12pt" fo:font-weight="normal" officeooo:rsid="00206662" style:font-weight-asian="normal" style:font-size-complex="14pt" style:font-weight-complex="normal"/>
    </style:style>
    <style:style style:name="T100" style:family="text">
      <style:text-properties style:font-name="Georgia" fo:font-size="12pt" fo:font-weight="normal" officeooo:rsid="0038ba36" style:font-weight-asian="normal" style:font-size-complex="14pt" style:font-weight-complex="normal"/>
    </style:style>
    <style:style style:name="T101" style:family="text">
      <style:text-properties style:font-name="Georgia" fo:font-size="12pt" fo:font-weight="normal" officeooo:rsid="003d4b5a" style:font-weight-asian="normal" style:font-size-complex="14pt" style:font-weight-complex="normal"/>
    </style:style>
    <style:style style:name="T102" style:family="text">
      <style:text-properties style:font-name="Georgia" fo:font-size="12pt" fo:font-weight="normal" officeooo:rsid="003ea3c5" style:font-weight-asian="normal" style:font-size-complex="14pt" style:font-weight-complex="normal"/>
    </style:style>
    <style:style style:name="T103" style:family="text">
      <style:text-properties style:font-name="Georgia" officeooo:rsid="0011d73f"/>
    </style:style>
    <style:style style:name="T104" style:family="text">
      <style:text-properties style:font-name="Georgia" officeooo:rsid="010a9870"/>
    </style:style>
    <style:style style:name="T105" style:family="text">
      <style:text-properties style:font-name="Georgia" fo:font-size="14pt" fo:font-weight="bold" officeooo:rsid="005d2d5a" style:font-size-asian="14pt" style:font-weight-asian="bold" style:font-size-complex="14pt" style:font-weight-complex="bold"/>
    </style:style>
    <style:style style:name="T106" style:family="text">
      <style:text-properties style:font-name="Georgia" fo:font-size="14pt" fo:font-weight="bold" officeooo:rsid="010b58af" style:font-size-asian="14pt" style:font-weight-asian="bold" style:font-size-complex="14pt" style:font-weight-complex="bold"/>
    </style:style>
    <style:style style:name="T107" style:family="text">
      <style:text-properties style:font-name="Georgia" fo:font-size="14pt" fo:font-weight="bold" officeooo:rsid="010c54d8" style:font-size-asian="14pt" style:font-weight-asian="bold" style:font-size-complex="14pt" style:font-weight-complex="bold"/>
    </style:style>
    <style:style style:name="T108" style:family="text">
      <style:text-properties style:font-name="Georgia" fo:font-size="14pt" fo:font-weight="bold" officeooo:rsid="007f5a80" style:font-size-asian="14pt" style:font-weight-asian="bold" style:font-size-complex="14pt" style:font-weight-complex="bold"/>
    </style:style>
    <style:style style:name="T109" style:family="text">
      <style:text-properties style:font-name="Georgia" fo:font-size="14pt" fo:font-weight="bold" officeooo:rsid="00d3b8f6" style:font-size-asian="14pt" style:font-weight-asian="bold" style:font-size-complex="14pt" style:font-weight-complex="bold"/>
    </style:style>
    <style:style style:name="T110" style:family="text">
      <style:text-properties officeooo:rsid="010742b1"/>
    </style:style>
    <style:style style:name="T111" style:family="text">
      <style:text-properties officeooo:rsid="010a9870"/>
    </style:style>
    <style:style style:name="T112" style:family="text">
      <style:text-properties officeooo:rsid="010b58af"/>
    </style:style>
    <style:style style:name="T113" style:family="text">
      <style:text-properties officeooo:rsid="010d1b93"/>
    </style:style>
    <style:style style:name="T114" style:family="text">
      <style:text-properties officeooo:rsid="010ef7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The Happenings</text:p>
      <text:p text:style-name="P3"/>
      <text:p text:style-name="Standard"><text:span text:style-name="T90">The initial state: The Faithful Company is deepening its plot in Arear. Their network of infiltration, smuggling, and mayhem all ties back to their main informant and organizer, </text:span><text:span text:style-name="Default_20_Paragraph_20_Font"><text:span text:style-name="T92">the Dentist</text:span></text:span><text:span text:style-name="T90">. The Dentist has become known to the State, but has remained in hiding over the last six months. Recently, though, </text:span><text:span text:style-name="Default_20_Paragraph_20_Font"><text:span text:style-name="T92">Corporal Inspector Ninety Proof (Proof) </text:span></text:span><text:span text:style-name="T90">uncovered the Dentist’s location and moved to capture him. The attempt failed, and Proof was captured. The Dentist told Proof about </text:span><text:span text:style-name="Default_20_Paragraph_20_Font"><text:span text:style-name="T92">the Saith </text:span></text:span><text:span text:style-name="T90">corruption throughout Arear and converted her to the cause of </text:span><text:span text:style-name="Default_20_Paragraph_20_Font"><text:span text:style-name="T92">the Faithful Company</text:span></text:span><text:span text:style-name="T90">. The Dentist has teamed up with Proof to carry out a plan to cripple the State in Arear:</text:span></text:p>
      <text:p text:style-name="P3">1. Infiltrate the catacombs beneath Mortham Heights and locate the massive preserved crystal engine.</text:p>
      <text:p text:style-name="P3">2. Repair the engine. Because the exhaust ports were crushed when the island fell, the engine will build up exhaust and melt down.</text:p>
      <text:p text:style-name="P3">3. Cause an explosion large enough to destroy all of Mortham Heights.</text:p>
      <text:p text:style-name="P3"/>
      <text:p text:style-name="P3">Five months later…</text:p>
      <text:p text:style-name="P3"/>
      <text:p text:style-name="P4">I - Pilot</text:p>
      <text:p text:style-name="P3"/>
      <text:p text:style-name="P3">20.8.675: The last major piece of the crystal engine is completed in a factory in the eastern industrial district.</text:p>
      <text:p text:style-name="Standard"><text:span text:style-name="T90">- </text:span><text:span text:style-name="Default_20_Paragraph_20_Font"><text:span text:style-name="T92">Worm</text:span></text:span><text:span text:style-name="T90"> runs the factory—he’s been told not to tell </text:span><text:span text:style-name="Default_20_Paragraph_20_Font"><text:span text:style-name="T93">anyone </text:span></text:span><text:span text:style-name="T90">about who ordered the parts. The part gets shipped off at 12:00 PM.</text:span></text:p>
      <text:p text:style-name="P3"/>
      <text:p text:style-name="Standard"><text:span text:style-name="T90">21.8.675: The final part reaches the rundown bath house at the base of Mortham Heights. The messenger, </text:span><text:span text:style-name="Default_20_Paragraph_20_Font"><text:span text:style-name="T92">Darling</text:span></text:span><text:span text:style-name="T90">, hands the cart off to </text:span><text:span text:style-name="Default_20_Paragraph_20_Font"><text:span text:style-name="T92">Faithful Ace</text:span></text:span><text:span text:style-name="T90">, who radios to </text:span><text:span text:style-name="Default_20_Paragraph_20_Font"><text:span text:style-name="T92">Spark</text:span></text:span><text:span text:style-name="T90"> and the Dentist that the part arrived. Faithful Ace loads the part onto the lift and brings it to the dungeon sewer pipe and meets </text:span><text:span text:style-name="Default_20_Paragraph_20_Font"><text:span text:style-name="T92">Bash</text:span></text:span><text:span text:style-name="T90">.</text:span></text:p>
      <text:p text:style-name="P3"/>
      <text:p text:style-name="Standard"><text:span text:style-name="T90">21.8.675: The </text:span><text:span text:style-name="Default_20_Paragraph_20_Font"><text:span text:style-name="T92">PCs, Jaguar 6, NU5, Swift Feet, Steady Hands, and Kiralyf,</text:span></text:span><text:span text:style-name="T90"> intercept Darling and capture him. They bring him to the Office 9 dungeons. Worm is also intercepted, but rescued from the PCs by Proof.</text:span></text:p>
      <text:p text:style-name="P3"/>
      <text:p text:style-name="P3">21.8.675: Worm retreats to his home to recover from the PC attack. He contacts the Dentist to get a ticket to leave the city with his family.</text:p>
      <text:p text:style-name="P3"/>
      <text:p text:style-name="Standard"><text:span text:style-name="T90">22.8.675: Proof goes to the Bivast Archives to find a book describing the destruction of Areth by Halifax. He finds </text:span><text:span text:style-name="Default_20_Paragraph_20_Font"><text:span text:style-name="T93">Figures of the Great War Explored</text:span></text:span><text:span text:style-name="T90">.</text:span></text:p>
      <text:p text:style-name="P3"/>
      <text:p text:style-name="P3">23.8.675: Proof moves weapons stock to the forests south of Truth’s.</text:p>
      <text:p text:style-name="P3"/>
      <text:p text:style-name="P4">II – A Plot in Crystal</text:p>
      <text:p text:style-name="P3"/>
      <text:p text:style-name="Standard"><text:span text:style-name="T90">24.8.675 Jaguar 6 follows Proof into the crystal engine depths, and meets Spark, Bash, </text:span><text:span text:style-name="Default_20_Paragraph_20_Font"><text:span text:style-name="T92">Divin</text:span></text:span><text:span text:style-name="T90">, and Faithful Ace. He is trusted by the Faithful Company.</text:span></text:p>
      <text:p text:style-name="P3"/>
      <text:p text:style-name="P3">25.8.675 Kiralyf reports the weapon stock outside of Truths. Most of the contraband is taken, the remainder is trapped by NU5.</text:p>
      <text:p text:style-name="P3"><text:soft-page-break/><text:s/></text:p>
      <text:p text:style-name="P3">27.8.675: Faithful Ace is reported to be seen entering the Dandelion House.</text:p>
      <text:p text:style-name="P3"/>
      <text:p text:style-name="P3">28.8.675: Spark finishes the crystal engine and starts the meltdown sequence. He burns all notes and schematics. Spark leaves the city immediately, giving the communicator bonded to Jaguar 6 to Proof.</text:p>
      <text:p text:style-name="P3"/>
      <text:p text:style-name="Standard"><text:span text:style-name="T90">30.8.675: In the early evening, Faithful Ace and Divin leave Mortham Heights with the undead </text:span><text:span text:style-name="Default_20_Paragraph_20_Font"><text:span text:style-name="T92">Yalat</text:span></text:span><text:span text:style-name="T90">. Bash (who left earlier) and Divin go to the Founding Festival Mass. At around 6:00 pm, Bash dons the robes of an Ecclesiate and infiltrates the line of clergy in the chapels. Divin takes his place on the roof of the cathedral as an assassin at around 10:00 pm.</text:span></text:p>
      <text:p text:style-name="P3"/>
      <text:p text:style-name="P3">30.8.675: At 10:00 pm, the PCs all find the crystal engine. They begin flipping switches and levers, but most functionality of the engine is turned off. Steady Hands goes to the Bivast Archives to find schematics for crystal engines.</text:p>
      <text:p text:style-name="P3"/>
      <text:p text:style-name="P4">III – A Darkness Revealed in Flame and Smoke</text:p>
      <text:p text:style-name="P3"/>
      <text:p text:style-name="P3">1.9.675: Leading up to 12:00, Steady Hands returns from the Bivast Archives, unable to access the information with his clearance. He goes to the crystal engine chamber and estimates the explosion time for under 21 days. He finds evidence introducing Spark, Proof, Faithful Ace, and an identification card of Ex-Private Divin. He finds evidence and details of the upcoming assassination, which the PCs use to set up a watch over the Temple of the Apostles.</text:p>
      <text:p text:style-name="P3"/>
      <text:p text:style-name="Standard"><text:span text:style-name="T90">1.9.675: At 12:05 am, Divin fires a shot into the head of the </text:span><text:span text:style-name="Default_20_Paragraph_20_Font"><text:span text:style-name="T92">Father Apostle</text:span></text:span><text:span text:style-name="T90">. After the shot, Bash steps forward but is shot by Swift Feet. Kiralyf drops down to the Father Apostle to protect him, and discovers he is a Saith. The other Faithful Company operatives are killed in an explosion caused by Steady Hands, which also killed approximately 90 civilians. The Father Apostle was shown to the populous and taken back to Tower 9 by Kiralyf and Swift Feet.</text:span></text:p>
      <text:p text:style-name="P3"/>
      <text:p text:style-name="Standard"><text:span text:style-name="T90">1.9.675: Around 1:00 am. Faithful Ace checks the weapons cache, and it blows up, killing Yalat and killing Faithful Ace. Her body is recovered by Proof and held for </text:span><text:span text:style-name="Default_20_Paragraph_20_Font"><text:span text:style-name="T92">Whitelock</text:span></text:span><text:span text:style-name="T90">.</text:span></text:p>
      <text:p text:style-name="P3"/>
      <text:p text:style-name="P3">1.9.675: Around 1:30 am. Monty and the PCs meet with Proof and Divin in the engine chamber and make an unsteady agreement to aid each other.</text:p>
      <text:p text:style-name="P3"/>
      <text:p text:style-name="P4">IV – The Death of a Dentist</text:p>
      <text:p text:style-name="P3"/>
      <text:p text:style-name="P3">1.9.675: Later in the day, Kiralyf and Swift Feet interrogate the Father Apostle, and he expresses his fear in losing the faith in Arear. He tells the two PCs that the Saith seek the Chalice of Areth. The Father Apostle is moved outside the city to the settlement of Kiralyf’s children.</text:p>
      <text:p text:style-name="P3"/>
      <text:p text:style-name="P3">1.9/675: Nearing midnight, Steady Hands and NU5 infiltrate the Ecclesiate address preparation and sabotage the crystal tech to delay the address.</text:p>
      <text:p text:style-name="P3"/>
      <text:p text:style-name="Standard"><text:span text:style-name="T90">2.9.675: The </text:span><text:span text:style-name="Default_20_Paragraph_20_Font"><text:span text:style-name="T92">Mother Apostle</text:span></text:span><text:span text:style-name="T90"> addresses the people, with </text:span><text:span text:style-name="Default_20_Paragraph_20_Font"><text:span text:style-name="T92">Chief Arrow </text:span></text:span><text:span text:style-name="T90">in attendance. Jaguar 6 breaks into Chief Arrow’s office and steals books pertaining to the Saith.</text:span></text:p>
      <text:p text:style-name="P3"><text:soft-page-break/></text:p>
      <text:p text:style-name="Standard"><text:span text:style-name="T90">2.9.675: The PCs stake out Truth’s hospital, but things get out of hand very quickly. Jaguar 6 and Swift Feet capture the Saith</text:span><text:span text:style-name="Default_20_Paragraph_20_Font"><text:span text:style-name="T92"> Blossom</text:span></text:span><text:span text:style-name="T90">, but NU5 and Kiralyf</text:span><text:span text:style-name="Default_20_Paragraph_20_Font"><text:span text:style-name="T92"> </text:span></text:span><text:span text:style-name="T90">are captured by Truth and cursed with the Bloody Hunger. Faithful Ace is corrupted by </text:span><text:span text:style-name="Default_20_Paragraph_20_Font"><text:span text:style-name="T92">Truth</text:span></text:span><text:span text:style-name="T90"> and turned into a Saith, </text:span><text:span text:style-name="Default_20_Paragraph_20_Font"><text:span text:style-name="T92">Wrathful.</text:span></text:span></text:p>
      <text:p text:style-name="P3"/>
      <text:p text:style-name="P3">3.9.675: Swift Feet meets with Proof and brings her back to the apartment in Motham Heights. The goup makes a plan. Jaguar 6, Swift Feet, and Steady Hands go to the Main Line station to protect the Dentist against a group of Saith headed by Wrathful. NU5 and Kiralyf head to the sewers and break Truth’s curse before heading to help the others at the train. The Dentist is killed, and one Saith escapes with documents.</text:p>
      <text:p text:style-name="P3"/>
      <text:p text:style-name="Standard"><text:span text:style-name="T90">3.9.675: Proof further sabotages the crystal engine at 1:00 A.M. on the 3</text:span><text:span text:style-name="Default_20_Paragraph_20_Font"><text:span text:style-name="T4">rd</text:span></text:span><text:span text:style-name="T90">. The new detonation time is 8:30 P.M. that night. She climbs Tower 9 and warns Monty and Cat. Proof and Divin begin to evacuate operatives from around Mortham Heights. The PCs send the train with the Dentist’s car to the Grey City under the direction of two of Kiralyf’s children.</text:span></text:p>
      <text:p text:style-name="P3"/>
      <text:p text:style-name="P4">V – The Execution of the Office of Executions / Operation Beethoven</text:p>
      <text:p text:style-name="P3"/>
      <text:p text:style-name="P3">3.9.675: 2:00 A.M. Monty evacuates Office 9 officials to Fort Cutie, 22 miles outside the city.</text:p>
      <text:p text:style-name="P3"/>
      <text:p text:style-name="P3">3.9.675: 3:00 A.M. Proof communicates to the PCs, ordering them to hunt down and kill the Office 9 officials before they reach Fort Cutie.</text:p>
      <text:p text:style-name="P3"/>
      <text:p text:style-name="P3">3.9.675: The PCs forge requisition documents for an Ebaugh Crab. They take their belongings from the apartment and set off towards Fort Cutie. They intercept the evacuated officials at Waystation 14 and assassinate them all at nightfall. Cat is resurrected by Kiralyf. At 8:00 P.M. that night, the crystal engine explodes, destroying Mortham Heights and much of the surrounding districts. The flaming rubble that rains down from the explosion sets fires in the slums and shanties. People begin to evacuate the city, seeking shelter at Truth’s Hospital.</text:p>
      <text:p text:style-name="P3"/>
      <text:p text:style-name="P4">VI – Assault on Truth’s Hospital</text:p>
      <text:p text:style-name="P3"/>
      <text:p text:style-name="Standard"><text:span text:style-name="T90">4.9.675 – 11.9.675: 4:00 A.M. The PCs return to Arear. They meet with Proof at Liras. A number of Faithful Company loyalists meet them, including </text:span><text:span text:style-name="Default_20_Paragraph_20_Font"><text:span text:style-name="T92">Mr. B</text:span></text:span><text:span text:style-name="T90">, a wealthy farmer, and the blacksmith </text:span><text:span text:style-name="Default_20_Paragraph_20_Font"><text:span text:style-name="T92">Dejen</text:span></text:span><text:span text:style-name="T90">. Steady Hands travels to Omega Station and meets with the station coordinator, </text:span><text:span text:style-name="Default_20_Paragraph_20_Font"><text:span text:style-name="T92">The Cultivator</text:span></text:span><text:span text:style-name="T90">. The Cultivator advises Steady Hands to work against the PCs from the inside. Kiralyf and NU5 meet </text:span><text:span text:style-name="Default_20_Paragraph_20_Font"><text:span text:style-name="T92">Agran</text:span></text:span><text:span text:style-name="T90"> in the ruins of Arear as they search for corpses. Kiralyf strikes a deal with Agran to purchase all corpses that Agran or his band, Limbo, collect. Jaguar 6 finds Chief Arrow’s lost safe in the ruins of Arear and collects from it missives describing the State’s intention to lure Faithful Company operatives into the city. Swift Feet goes once again into the forests and connects with his patron, </text:span><text:span text:style-name="Default_20_Paragraph_20_Font"><text:span text:style-name="T92">Guire</text:span></text:span><text:span text:style-name="T90">. The PCs meet back up and decide they are going to attack Truth’s Hospital after Whitelock’s arrival.</text:span></text:p>
      <text:p text:style-name="P3"/>
      <text:p text:style-name="P3">11.9.675 – 18.9.675: The PCs finish their first week of preparation for an assault on Truth’s Hospital and begin their second. NU5 and Swift Feet find an old weapons cache beneath the warehouses in the East District. Jaguar 6 trains with Proof in firearms. Kiralyf grows his agreement with Agran into a full business partnership—they plan to take Arear for themselves and form a new State: Vondaz, with its capitol at Varos.</text:p>
      <text:p text:style-name="P3"><text:soft-page-break/></text:p>
      <text:p text:style-name="P3">18.9.675 – 26.9.675: The PCs spend another week preparing for an assault on Truth’s Hospital. Kiralyf makes a deal with Agran, instructing Limbo to get a barrel of M-Class Moross into Truth’s Hospital rigged with explosives and detonate it in the presence of Truth. NU5 and Steady Hands test the M-Class Moross on the Father Apostle, which eventually kills him. The PCs aquire more explosives, but learn that Truth plans to leave the city on the airship Fairplay before the arrival of Whitelock. They decide to act quickly.</text:p>
      <text:p text:style-name="P3"/>
      <text:p text:style-name="P3">25.9.675: 8:00 P.M. Truth, Wrathful, and a small number of other Saith board the Fairplay.</text:p>
      <text:p text:style-name="P3"/>
      <text:p text:style-name="P3">26.9.675: 10:00 A.M. The PCs begin their assault on Truth’s Hospital. The Hospital is surrounded by refugees, who are evacuated by Faithful Company operatives. The PCs approach the hospital with Jaguar 6 disguised as Chief Arrow, and Agran’s men infiltrate the hospital with a barrel of M-Class Moross. The barrel is prematurely detonated by NU5, untrusting of Agran’s men. This sets off a chain explosion of other caches planted within the hospital by Truth himself, already evacuated the previous day. The PCs are extremely injured, but escape without any deaths. Many of the doctors are slain in the blast. As Truth heads towards Gaunt, the PCs aim to follow him on an airship purchased from Agran for 1 barrel of M-Class Moross and 15000 chips.</text:p>
      <text:p text:style-name="P3"/>
      <text:p text:style-name="Standard"><text:span text:style-name="T90">27.9.675: 2:00 A.M. Agran arrives with an airship stolen from the airfield. The PCs dismantle the Ebaugh Crab and mount its cannons on the airship as they prepare to leave. Kiralyf stays behind. The cast now: Jaguar 6, Steady Hands, Swift Feet, NU5, Agran and fourteen vagrants of Limbo, Proof and fourteen Faithful Company loyalists. They leave for Gaunt. Steady Hands begins working as a double agent, reporting to </text:span><text:span text:style-name="Default_20_Paragraph_20_Font"><text:span text:style-name="T92">Agent Preacher</text:span></text:span><text:span text:style-name="T90"> of Office 6.</text:span></text:p>
      <text:p text:style-name="P3"/>
      <text:p text:style-name="P4">VII – Fairplay Down</text:p>
      <text:p text:style-name="P3"/>
      <text:p text:style-name="P3">27.9.675: 4:00 A.M. The airship intercepts and picks up the Dove Whitelock. Whitelock is told about the State’s ambition to find the Thief Blade, and tells the party of its power.</text:p>
      <text:p text:style-name="P3"/>
      <text:p text:style-name="Standard"><text:span text:style-name="T90">27.9.675: 7:00 A.M. The PCs fly over the Mountains of Hith into the Realm of Gaunt. They meet with </text:span><text:span text:style-name="Default_20_Paragraph_20_Font"><text:span text:style-name="T92">Bluebird</text:span></text:span><text:span text:style-name="T90">, the codename for </text:span><text:span text:style-name="Default_20_Paragraph_20_Font"><text:span text:style-name="T92">Lady Blue Moonfall</text:span></text:span><text:span text:style-name="T90">, Queen of the Faithful. In attendance to the meeting are the other Doves: </text:span><text:span text:style-name="Default_20_Paragraph_20_Font"><text:span text:style-name="T92">Comfort</text:span></text:span><text:span text:style-name="T90">, </text:span><text:span text:style-name="Default_20_Paragraph_20_Font"><text:span text:style-name="T92">Duke</text:span></text:span><text:span text:style-name="T90">, and </text:span><text:span text:style-name="Default_20_Paragraph_20_Font"><text:span text:style-name="T92">Starfall</text:span></text:span><text:span text:style-name="T90">. They decide to send the team on a strike mission to destroy the Fairplay before it arrives at Gaunt.</text:span></text:p>
      <text:p text:style-name="P3"/>
      <text:p text:style-name="P4">VIII – Truth Gained, an Amulet Lost</text:p>
      <text:p text:style-name="P4"/>
      <text:p text:style-name="P3">27.9.675: 9:00 P.M. Steady Hands discusses with Lady Moonfall the need for the Faithful Company to leave Gaunt. He proposes the Second Fragment of Rusva as a possible base location. He, tasked by Spark to trail Agran into the library to see what the mob boss was up to. Steady Hands discovered that Agran had found a massive tunnel stretching beneath the cannon with a crystal conduit running down its center. The conduit seems to transport souls, acting as a remote way to power the cannon. Steady Hands met with Agran in the tunnel, learning Agran’s motivations. Later that night, Starfall is found murdered in Duke’s sitting room, her cloak torn off her back and the Amulet missing. Steady Hands is found close to death next to her. Agran is missing.</text:p>
      <text:p text:style-name="P3"/>
      <text:p text:style-name="Standard"><text:soft-page-break/><text:span text:style-name="T90">27.9.675: 10:00 P.M. The PCs, joined by Proof, Whitelock, </text:span><text:span text:style-name="Default_20_Paragraph_20_Font"><text:span text:style-name="T92">Yao</text:span></text:span><text:span text:style-name="T90">, and Duke, assault the Fairplay and destroy it, killing thousands aboard, including </text:span><text:span text:style-name="T92">Brigadier General Double</text:span><text:span text:style-name="T90">. Wrathful is killed by Swift Feet in the ensuing battle, and Truth is taken captive. </text:span><text:span text:style-name="Default_20_Paragraph_20_Font"><text:span text:style-name="T92">Strauss</text:span></text:span><text:span text:style-name="T90"> joins the party. Steady Hands plots with Agran to murder Starfall and steal the Amulet of Yorick. The plan is carried out, and Agran escapes Gaunt with the Amulet.</text:span></text:p>
      <text:p text:style-name="P3"/>
      <text:p text:style-name="P3">28.9.675: 12:00 A.M. The PCs arrive back in Gaunt, and meet with the destruction of Agran’s plot. The party is forced from the fortress by Lady Moonfall, who sets them on a quest to retake the Amulet. The PCs fly to the Grey City.</text:p>
      <text:p text:style-name="P3"/>
      <text:p text:style-name="P16">28.9.675: Hearing of the destruction of the Fairplay, the State orders the movement of greater firepower to wipe out the Faithful Company and recapture Gaunt. <text:span text:style-name="T19">They</text:span> deploy a scout company from Station Sigma <text:span text:style-name="T19">to assess the situation.</text:span></text:p>
      <text:p text:style-name="P16"><text:tab/>-<text:span text:style-name="T19">The Faithful Company begins preparations to leave Gaunt. They set out towards Limivorous, the fortress to the west.</text:span></text:p>
      <text:p text:style-name="P3"/>
      <text:p text:style-name="P4">IX – The Farewell of Steady Hands, Technician First-Class</text:p>
      <text:p text:style-name="P3"/>
      <text:p text:style-name="P3">28.9.675: 6:00 A.M. The PCs arrive outside the Grey City, in a town called Vike. Vike was created on the shore of the lake over the ruins of Station Delta.</text:p>
      <text:p text:style-name="P3"/>
      <text:p text:style-name="Standard"><text:span text:style-name="T90">28.9.675 – 30.10.675: The PCs split up. Swift Feet takes on an alternate identity as the husband of Proof, with their servant Strauss. NU5 takes on the visage of a performer, and plans to perform at the Highharvestide Festival. They meet many townspeople of Vike, including: </text:span><text:span text:style-name="Default_20_Paragraph_20_Font"><text:span text:style-name="T92">Meredith</text:span></text:span><text:span text:style-name="T90"> the young florist, </text:span><text:span text:style-name="Default_20_Paragraph_20_Font"><text:span text:style-name="T92">Harb</text:span></text:span><text:span text:style-name="T90"> the robotic owner of the Brown Bear Tavern, </text:span><text:span text:style-name="Default_20_Paragraph_20_Font"><text:span text:style-name="T92">Tella</text:span></text:span><text:span text:style-name="T90"> the owner of the Red Bear Tavern, </text:span><text:span text:style-name="Default_20_Paragraph_20_Font"><text:span text:style-name="T92">Dave and Bright and Eagle</text:span></text:span><text:span text:style-name="T90"> the grandchildren of Tella. Jaguar 6 meets with </text:span><text:span text:style-name="Default_20_Paragraph_20_Font"><text:span text:style-name="T92">Shhh </text:span></text:span><text:span text:style-name="T90">and travels to the cannon Clara over the ruins of Ordos. Jaguar 6 and Shhh take potions of youth to investigate the cannon. Yao travels into the Grey City to meet with her informants from Seishin Kai, notably </text:span><text:span text:style-name="Default_20_Paragraph_20_Font"><text:span text:style-name="T92">Dai Ren</text:span></text:span><text:span text:style-name="T90">. She hires five parties of bounty hunters, one notably having the ex-officer </text:span><text:span text:style-name="Default_20_Paragraph_20_Font"><text:span text:style-name="T92">Leper</text:span></text:span><text:span text:style-name="T90">, to find and capture Agran. Steady Hands leaves Vike in the dark of night, heading for Station Beta to continue his research for the State. He reveals to Agent Preacher the details of his time with the party.</text:span></text:p>
      <text:p text:style-name="P3"><text:tab/>-<text:span text:style-name="T19">The State now knows the movements of the Faithful Company towards Limivorous. They send a number of Office 9 agents from the Grey City to track them. The State sends Windowlicker to Limivorous to wait the Faithful Company.</text:span></text:p>
      <text:p text:style-name="P3"/>
      <text:p text:style-name="P4">X.I – Dead Man Dies</text:p>
      <text:p text:style-name="P3"/>
      <text:p text:style-name="Standard"><text:span text:style-name="T90">29.9.675 – 30.9.675: Jaguar 6 and Shhh reach Clara, and Shhh produces two potions of youth for the two to take to get close to the cannon. Jaguar 6 finds that the cannon is under the malevolent control of the dragon Umru, who is feeding on the trapped souls of all who died there. The ghost of </text:span><text:span text:style-name="Default_20_Paragraph_20_Font"><text:span text:style-name="T92">Clara</text:span></text:span><text:span text:style-name="T90">, believing that the war is still going, takes in children to harbor them, but turns away any others out of necessity of resources. Jaguar 6 finds his children, </text:span><text:span text:style-name="Default_20_Paragraph_20_Font"><text:span text:style-name="T92">Rose</text:span></text:span><text:span text:style-name="T90"> and </text:span><text:span text:style-name="Default_20_Paragraph_20_Font"><text:span text:style-name="T92">Sanguine, </text:span></text:span><text:span text:style-name="T90">and they battle and kill Umru to break the curse, freeing the ghosts of Clara and </text:span><text:span text:style-name="Default_20_Paragraph_20_Font"><text:span text:style-name="T92">Magnus</text:span></text:span><text:span text:style-name="T90">. Jaguar 6 and Shhh are killed, and Rose and Sanguine find Shhh’s ship and begin to sail back to the Grey City.</text:span></text:p>
      <text:p text:style-name="P3"/>
      <text:p text:style-name="P4">X.II – Into Wishborne – <text:span text:style-name="T111">Captured!</text:span></text:p>
      <text:p text:style-name="P4"/>
      <text:p text:style-name="Standard"><text:soft-page-break/><text:span text:style-name="T90">30.9.675: Swift Feet, Proof, NU5, and Strauss move the Airsnips to Swift Feet’s abandoned childhood farm, closer to the Grey City. There they intercept and kill a number of Ecclesiastes members hunting down the undead </text:span><text:span text:style-name="Default_20_Paragraph_20_Font"><text:span text:style-name="T92">Rejuvenation, </text:span></text:span><text:span text:style-name="T90">a radical healer who joins their cause. They move into the Grey City, where they meet with Yao in the Golden Stag’s Left Horn. There, they stay until the morning.</text:span></text:p>
      <text:p text:style-name="P3"/>
      <text:p text:style-name="P4">X.III – Rise of Phoenix One, Fisherking and his Fisherwings, and A Routine Execution</text:p>
      <text:p text:style-name="P4"/>
      <text:p text:style-name="Standard"><text:span text:style-name="T90">Highharvestide, 675: That morning, NU5 sends Barkeep to Wishborne to “kidnap” </text:span><text:span text:style-name="Default_20_Paragraph_20_Font"><text:span text:style-name="T92">Alexi</text:span></text:span><text:span text:style-name="T90">, one of NU5’s original creators. Barkeep carries this out without fail, and Alexi returns with him to the Golden Stag that afternoon. NU5 telepathically links with Alexi, and begins to clear the mind of the mad scientist. Barkeep earns money doing tricks at the bar as Truth enters the scene. Ragged and worn, Truth talks with NU5 about using Alexi to get into Wishborne to sabotage the State. NU5 and Truth have a fateful emphatic link, and they both learn more about the other. Truth comes away closer to salvation, pledging to help NU5 if NU5 pledges to aid him in the destruction of the State. The motley group, NU5, Truth, Barkeep, and Alexi, leave the Golden Stag under the guise of a traveling band on route to Vike. They meet the </text:span><text:span text:style-name="Default_20_Paragraph_20_Font"><text:span text:style-name="T92">Thunder Clouds</text:span></text:span><text:span text:style-name="T90">, led by </text:span><text:span text:style-name="Default_20_Paragraph_20_Font"><text:span text:style-name="T92">Lightning McQueen</text:span></text:span><text:span text:style-name="T90">, at the Good Square. A battle of the bands ensues, ending with a victory for the party. They sleep the night at the Airsnips, where they leave Alexi after finding out that an evil awaited them in Vike.</text:span></text:p>
      <text:p text:style-name="P3"><text:tab/>- Early in the morning, Swift Feet, Proof, Yao, and Rejuvenation travel to the mines outside the <text:tab/>city and delve into the darkness in search of an alternate way into Wishborne. They travel until late <text:tab/>afternoon before finding a massive uncut crystal radiating energy, the crystal’s chamber leads to a <text:tab/>stone carved door guarded by two massive stone golems. Yao, sensing the nature of the golems, <text:tab/>engages. They destroy the golems by overloading the control crystal in the previous room. The <text:tab/>group entered Wishborne, but was immediately engaged by guards and eventually by Seven <text:tab/>himself. They are captured and put in the hands of Eight.</text:p>
      <text:p text:style-name="P3"><text:tab/>- 8:00 p.m. Rose and Sanguine reach the Grey City, told by Proof to travel to Vike. They fly there, <text:tab/>reaching the town early the next morning.</text:p>
      <text:p text:style-name="P3"/>
      <text:p text:style-name="Standard"><text:span text:style-name="T90">1.10.675: NU5, Barkeep, and Truth travel to Vike before sunrise. Barkeep enters the town to scout it out, but doesn’t realize he walks into an illusion of the town. He is shot by a mysterious assassin who turns out to be </text:span><text:span text:style-name="Default_20_Paragraph_20_Font"><text:span text:style-name="T92">NU6</text:span></text:span><text:span text:style-name="T90">, created by Alexi to kill the party. NU5 and Truth engage the vicious machine, and are joined shortly after by the arriving Rose and Sanguine. They defeat NU6 and force a retreat.</text:span></text:p>
      <text:p text:style-name="P3"><text:tab/>- NU6 returns to Wishborne.</text:p>
      <text:p text:style-name="P3"/>
      <text:p text:style-name="P4">X.IV – Out of the Pan and into the Fire – <text:span text:style-name="T111">A Trial of Cards</text:span></text:p>
      <text:p text:style-name="P3"/>
      <text:p text:style-name="P3">1.10.675: The Wishborne four wake from their stasis and are brought by Eight to one of the Council Chambers. He brings the Deck of Many Things to play. Swift Feet and Eight are both imprisoned within the deck, Proof is corrupted, her personality mirrored. Rejuvenation is left as only a head, his possessions lost and his spirit broken. Yao took the place of Eight on the Council of Nine.</text:p>
      <text:p text:style-name="P3"><text:tab/>-<text:span text:style-name="T20">Yao, now Empress of Seishin Kai, militarizes the city. She begins marshaling the army of Seishin Kai to march north upon the heels of the Faithful Company.</text:span></text:p>
      <text:p text:style-name="P3"/>
      <text:p text:style-name="P3"><text:soft-page-break/>2.10.675: Proof recovers Rejuvenation’s skull and escapes Wishborne for Utica.</text:p>
      <text:p text:style-name="P3"/>
      <text:p text:style-name="P4">XI – The Resurrection</text:p>
      <text:p text:style-name="P3"/>
      <text:p text:style-name="P3">5.10.675: Truth performs a scrying ritual, uncovering the whereabouts of the lost party members. Knowing that they were captured, the remaining party members prepare to move the Airsnips to Clara. Before they can do so, an agent of the Faithful Company, Faithful Swift Fury, finds the party and joins them. The party is also joined by Epizon, the father of the recently killed children Bright and Dave in Vike. NU5 sets Barkeep on a mission to uncover knowledge of Yao’s contacts in the Grey City while the rest of the party flies to Clara. <text:span text:style-name="T20">Swift Fury notifies Starfall of the State’s possible knowledge of their flight to Limivorous. The Faithful Company redirects itself to the canyons of Ebun of the old kingdom Olaea.</text:span></text:p>
      <text:p text:style-name="P3"/>
      <text:p text:style-name="Standard"><text:span text:style-name="T90">6.10.675: At Clara, the party finds the lost children of the cannon, and they take them in. Sanguine, after having attempted to read parts of the ancient tome Jaguar left him, realized that he had to murder an innocent in order to use its contents. He finds the top half of Shhh, killed by Umru, resurrects him, and then kills him again. Umru’s lair is looted, and the party finds </text:span><text:span text:style-name="Default_20_Paragraph_20_Font"><text:span text:style-name="T92">Wonder</text:span></text:span><text:span text:style-name="Default_20_Paragraph_20_Font"><text:span text:style-name="T94">, </text:span></text:span><text:span text:style-name="T90">a rod of wonder; a bag of devouring, and a potion of luck (which was previously Shhh’s).</text:span></text:p>
      <text:p text:style-name="P3"/>
      <text:p text:style-name="P17">9.10.675: Proof, alone with Rejuvenation at Utica, uses her first wish to <text:span text:style-name="T18">start over. She creates a new version of herself—a clone that has never killed. This clone follows the Way of Tranquility, and swears never to kill.</text:span></text:p>
      <text:p text:style-name="P17"/>
      <text:p text:style-name="P18">11.10.675: The Station Sigma scouts reach the empty Gaunt.</text:p>
      <text:p text:style-name="P18"><text:tab/>-<text:span text:style-name="T20">The army of Seishin Kai is mobilized. They leave the city and begin to march north to Gaunt.</text:span></text:p>
      <text:p text:style-name="P3"/>
      <text:p text:style-name="P4">XII – The Capture of Steady Hands</text:p>
      <text:p text:style-name="P3">15.10.675: The party assaults Station Beta to find and capture Steady Hands. The assault ends in an extensive fire fight as the infiltrators are discovered. Steady Hands is captured by the party.</text:p>
      <text:p text:style-name="P3"/>
      <text:p text:style-name="P3">16.10.675: The Airsnips carries the party back to Clara, where Steady Hands and the other prisoners are interrogated. The party plans their next move: to Wishborne or Nightrock?</text:p>
      <text:p text:style-name="P3"><text:tab/>-<text:span text:style-name="T21">The army of Seishin Kai reaches Gaunt. They capture the fortress for the State and await further intel before moving again.</text:span></text:p>
      <text:p text:style-name="P3"/>
      <text:p text:style-name="Standard"><text:span text:style-name="T90">18.10.675: The party decides to assault Wishborne first to eliminate the worry of Rose and Sanguine being activated. They land the Airsnips at Swift Feet’s old farmhouse on the 18</text:span><text:span text:style-name="Default_20_Paragraph_20_Font"><text:span text:style-name="T4">th</text:span></text:span><text:span text:style-name="T90">. Steady Hands is taken apart by Alexi. His body is turned into a chair offering for Sochin of Mania, and his mind is placed within a radio.</text:span></text:p>
      <text:p text:style-name="P3"/>
      <text:p text:style-name="P19">18.10.675: Kiralyf creates the Staff of Hasedek.</text:p>
      <text:p text:style-name="P3"/>
      <text:p text:style-name="P4">XIII – Mania</text:p>
      <text:p text:style-name="P4"/>
      <text:p text:style-name="Standard"><text:span text:style-name="Default_20_Paragraph_20_Font"><text:span text:style-name="T95">20.10.675: The party travels into the outskirts of the Grey City. They are led by Barkeep and Moonbiter to the headquarters of Mania, where they offer Sochin the Steady Hands chair and </text:span></text:span><text:soft-page-break/><text:span text:style-name="Default_20_Paragraph_20_Font"><text:span text:style-name="T95">request his help in assaulting Wishborne. Sochin says that they must defeat a great monster to win the group’s trust. They defeat the portion of Patchwork that Mania had captured.</text:span></text:span></text:p>
      <text:p text:style-name="Standard"><text:span text:style-name="Default_20_Paragraph_20_Font"><text:span text:style-name="T95"/></text:span></text:p>
      <text:p text:style-name="P2"><text:span text:style-name="Default_20_Paragraph_20_Font"><text:span text:style-name="T96">XIV – Fury Down</text:span></text:span></text:p>
      <text:p text:style-name="P2"><text:span text:style-name="Default_20_Paragraph_20_Font"><text:span text:style-name="T96"/></text:span></text:p>
      <text:p text:style-name="P2"><text:span text:style-name="Default_20_Paragraph_20_Font"><text:span text:style-name="T97">20.10.675: Office 9 sends agents to Swift Feet’s old farmhouse, to Vike, and to the Golden Stag’s Left Horn to ambush the party. Strauss fights off the agents at the farmhouse, where the Airsnips was parked, and flies to the swamps south of the city.</text:span></text:span></text:p>
      <text:p text:style-name="P2"><text:span text:style-name="Default_20_Paragraph_20_Font"><text:span text:style-name="T97"><text:tab/>-</text:span></text:span><text:span text:style-name="Default_20_Paragraph_20_Font"><text:span text:style-name="T98">The Faithful Company reaches Ebun.</text:span></text:span></text:p>
      <text:p text:style-name="P2"><text:span text:style-name="Default_20_Paragraph_20_Font"><text:span text:style-name="T98"/></text:span></text:p>
      <text:p text:style-name="P2"><text:span text:style-name="Default_20_Paragraph_20_Font"><text:span text:style-name="T97">21.10.675: The party searches the Grey City for anyone able to help the party assault Wishborne. Swift Fury meets up with a Faithful agent, who informs them of the Dentist’s train car full of weapons and ships that Mania could use to battle the State. Epizon is mugged while searching the outskirts of the city, but he fights them off. Barkeep and Rose take Steady Hands’ hands to the chips set out by Yao, and they take the money but are set upon by hunters. They kill the hunters and return to Mania. Swift Fury leaves the city to return to the Airsnips, but is shot and captured by Office 9 assassins. They torture her and bring her back to Station Beta for memory analysis. They transfer her soul to a crystal and into a machine body, but are not able to analyze her memories before the party contacts them with a deal: they would trade Steady Hands for Swift Fury. </text:span></text:span><text:span text:style-name="Default_20_Paragraph_20_Font"><text:span text:style-name="T99">NU5 goes to Wishborne to carry out the trade. Agent Preacher is the one to hand off Fury and take Steady Hands. Agent Preacher left a communicator in Fury’s pocket to communicate with the party. He </text:span></text:span><text:span text:style-name="Default_20_Paragraph_20_Font"><text:span text:style-name="T100">is playing as double agent, seeming to the party as being a defected agent. He is working for the State.</text:span></text:span></text:p>
      <text:p text:style-name="P2"><text:span text:style-name="Default_20_Paragraph_20_Font"><text:span text:style-name="T99"><text:tab/>-</text:span></text:span><text:span text:style-name="Default_20_Paragraph_20_Font"><text:span text:style-name="T100">Swift Fury communicates to the Faithful Company that their position at Ebun may have been compromised.</text:span></text:span><text:span text:style-name="Default_20_Paragraph_20_Font"><text:span text:style-name="T101"> This was quick thinking on her part; as the State uncovered the movements of the Faithful Company. The Faithful Company begins to move </text:span></text:span><text:span text:style-name="Default_20_Paragraph_20_Font"><text:span text:style-name="T102">towards Arear.</text:span></text:span></text:p>
      <text:p text:style-name="Standard"><text:span text:style-name="Default_20_Paragraph_20_Font"><text:span text:style-name="T95"/></text:span></text:p>
      <text:p text:style-name="P1"><text:span text:style-name="Default_20_Paragraph_20_Font"><text:span text:style-name="T103">XV – The Hunt </text:span></text:span><text:span text:style-name="Default_20_Paragraph_20_Font"><text:span text:style-name="T104">for Agran</text:span></text:span></text:p>
      <text:p text:style-name="P1"><text:span text:style-name="Default_20_Paragraph_20_Font"><text:span text:style-name="T90"/></text:span></text:p>
      <text:p text:style-name="P20">22.10.675: Agent Preacher takes Steady Hands to his Office in Tower 6. He knows he has to return him to Station Beta soon, otherwise the State will notice Preacher’s treason. He takes the radio to the Station.</text:p>
      <text:p text:style-name="P21"/>
      <text:p text:style-name="P21">23.10.675: Office 9 sends out their agents south of the Grey City to wait for Agran. Among their number are agents Nasha and NU6. They also send <text:span text:style-name="T13">agents to follow Swift Fury, as they have a tracking beacon on her soul.</text:span></text:p>
      <text:p text:style-name="P22">24.10.675: Ninety Proof goes to Vike and captures the Office 9 agents there. She ties them up and leaves them. She plans to return later to free them.</text:p>
      <text:p text:style-name="P22"><text:tab/>-Agran lands on the southern shore of the First Fragment. He had traveled first to the ruins of the Fairplay, where he created a replica of the Chalice of Areth with the crystal of the Fairplay’s engines. He also created a large bomb and stored it in his ethereal chest. Upon landing on the First Fragment, he <text:span text:style-name="T14">used the Travelling Amulet to bring four additional versions of himself into this timeline. He sends those four towards the Grey City while he himself goes to Utica. His plan is to get one of his copies captured by the State. Once he was brought inside Wishborne as a prisoner, he would summon the explosive chest and blow a hole in their defenses. This would allow another of the copies to infiltrate the base and find information on what the State plans to use the Amulet to do.</text:span></text:p>
      <text:p text:style-name="P21"/>
      <text:p text:style-name="P21"><text:soft-page-break/>25.10.675: After a few days of rest and quiet travel in the Grey City, the party sets out again on their search for Agran. <text:span text:style-name="T13">Swift Fury, Moonbiter, and Truth stake out a hilltop near Vike. Rose and Sanguine fly a route over the island. NU5, Epizon, and Barkeep search inside the city. Fury, Moonbiter, and Truth see the Office 9 assassins tracking them. They intercept the assassins and kill them. Moonbiter locks onto their scent. Rose and Sanguine find Agran’s ship set on the southern shore, and Sanguine tracks him by scent to the ruins of Utica. They talk to him there and learn of his plan. Rose and Sanguine head back towards the Grey City to find another version of Agran. NU5, Epizon, and Barkeep speak to the impoverished in the outer parts of the city, asking if any had seen Agran. Eventually, though, NU5 rallies the homeless to meet in Dirtland, the main plaza of the homeless in the outer city. There, Epizon spots a large gang of Ecclesiate thugs gathering outside the square to break up the heretical gathering. He calls to Barkeep, who comes and uses Mass Suggestion to bring the Ecclesiate to his side. Together with Lightning McQueen and the Thunderclouds, the gathering is a success and NU5 gains many followers. Epizon heads back to the Airsnips north of the city while Barkeep and NU5 lead the group towards sanctuary in Vike. They meet up with Fury, Moonbiter, Truth, and Sanguine (Rose continued ahead). Barkeep continues ahead to Vike while Sanguine, Moonbiter, Truth, Fury, and NU5 follow Moonbiter in pursuit of the Office 9 agents. Their goal: find the agents before the agents find Agran.</text:span></text:p>
      <text:p text:style-name="P21"/>
      <text:p text:style-name="P23">26.10.675: 9:00 am. The party finds the Office 9 outpost south of the Grey City.</text:p>
      <text:p text:style-name="P23"/>
      <text:p text:style-name="P23">26.10.675: 12:00 noon. Barkeep and the impoverished reach Vike.</text:p>
      <text:p text:style-name="P23"/>
      <text:p text:style-name="P5">XV.I – Thorns – <text:span text:style-name="T112">A Return to Wishborne</text:span></text:p>
      <text:p text:style-name="P5"/>
      <text:p text:style-name="P23">26.10.675: 9:00 – 11:00 am. Rose contacts a version of Agran and requests him to meet her inside the city. Agran does so, sneaking past the Office 9 patrols. They meet up and discuss a plan to break into Wishborne using Mania as a distraction. They go to Mania and talk to Beauregard, whom they convince to start the assault. Mania unloads the Dentist’s train car of weapons and moves towards a plaza to the south of Wishborne. They clear the plaza, set up Sochin’s turret, and build a barricade, awaiting Rose’s signal. Rose, from a rooftop, sees the small force of Mania gather against the growing horde of State and Ecclesiate soldiers and thugs opposite them. She calls to Umru to the north, and when the dragon arrives in the plaza she unleashes the power of Wonder to overgrow the entire district. The battle for the Grey City has begun!</text:p>
      <text:p text:style-name="P23"><text:tab/>Rose and Agran move around Wishborne and drop Agran’s bomb over the wall. The bomb destroys Tower 3 and Tower 2, and allows them to infiltrate the basement and enter the elevator shaft going down into Tower 0. They sneak through the first level and meet Ninety Proof, who, invisibly, infiltrated beside them. <text:span text:style-name="T15">They get the key to the first level from the High Inquisitor of that level. They go to level 2, where Rose disintegrates Two himself. Proof uses Two’s controller to gain a basilisk and a black pudding ooze as allies. The basilisk she names Percy. The trio moves to level 3, where they move through the maze of magical rooms. They find the Mirror of Death, the Tome of Draconic Fire, and the Blood Dagger, and they awaken the Iron Golem guardian of the floor. Four is there as well, hiding. The trio finds him and Rose dominates him into submission. The Iron Golem finds them all and knocks Agran and Four unconscious. Rose and Proof drag the two out and escape the level. At 11:00 am they decide to stop the secure elevator half way between level 3 and 4 and rest until 2:00 pm. After they rest, they open the door into the Archives to find Seven waiting for them. In the short battle that follows, Agran is killed and Rose and Proof are captured. Rose is brought to Three, who uses </text:span><text:soft-page-break/><text:span text:style-name="T15">Auma’s Axium to control her. As her first action, Rose kills Ninety Proof. Proof’s clone awakens.</text:span></text:p>
      <text:p text:style-name="P23"><text:tab/><text:span text:style-name="T77">As the battle above finishes, Sochin, Beauregarde, and all but a few of the Mania fighters are killed.</text:span></text:p>
      <text:p text:style-name="P23"><text:tab/>-<text:span text:style-name="T22">During this attack, Three begins the transportation of the Fixture through the tunnels. It will be held at Zero. Rose moves along with it. It is being pulled by a machine moving at 4 mph.</text:span></text:p>
      <text:p text:style-name="P23"/>
      <text:p text:style-name="P6">XV.<text:span text:style-name="T16">II – V – The Execution of the Office of Executions / Operation Beethoven Part 2 Crystal Boogaloo</text:span></text:p>
      <text:p text:style-name="P6"/>
      <text:p text:style-name="P24">26.10.675: 11:00 am. The party finishes killing the Office 9 assassins at the outpost. NU6, Reaper, and <text:span text:style-name="T17">Legion</text:span> escape. <text:span text:style-name="T23">The party moves back to Vike to regroup. They stay there for an hour before flying back towards the Grey City. It is around this time that Moonbiter realizes that Thought Drinker and Squealer are heading towards the Grey City as well. He panics, and runs into the forest, where he passes by one of the Agrans. Moonbiter eventually finds his way into the Grey City and the heart of the conflict between Mania and the guards. He finishes off a Graveyard Gary before passing out in a Mania safehouse.</text:span></text:p>
      <text:p text:style-name="P24"/>
      <text:p text:style-name="P7">XVI – <text:span text:style-name="T24">The Dragon’s Dungeon</text:span></text:p>
      <text:p text:style-name="P25">26.10.675: The party moves into the city and sees the destruction wrought by the fighting. They head towards Wishborne, where Moonbiter <text:span text:style-name="T26">and the Vagrant </text:span>meet up with them, and Truth summons an earthquake to destroy the remaining towers of the State. Following the destruction of Wishborne, they climb down one of the fissures created by the earthquake and infiltrate Tower Zero in hopes of ending the Council of Nine. They battle beasts released from their prisons, riddle their way through the Arcanicum, and end up in the archives, where they battle and slay Seven, the ancient shadow dragon of the council.</text:p>
      <text:p text:style-name="P25"/>
      <text:p text:style-name="P8">XVI.I – The Level of Executions</text:p>
      <text:p text:style-name="P25">26.10.675: After Agran meets up with the party in the archives, the<text:span text:style-name="T25">y</text:span> continues their infiltration into Tower Zero. <text:span text:style-name="T25">The next level is the Level of Executions, where the party is surrounded by fifty Wishborne guards. Though difficult, the party manages to escape to the control room below.</text:span></text:p>
      <text:p text:style-name="P8"/>
      <text:p text:style-name="P9">XVII – “Follow me”</text:p>
      <text:p text:style-name="P26">26.10.675: The secrets of Zero’s plan are revealed to the party as they investigate the control room. LU5 and Truth attempt to neutralize Project Clara’s hold on Sanguine and Rose, but they fail and banish the children to the astral plane. The party leaves in a hurry as <text:span text:style-name="T82">Squealer</text:span> and Thoughtdrinker catch up to them on this level. As they descend down the tunnel that was used to transport the Fixture, it brings them face to face with Three. Knowing they cannot defeat her in their condition, Truth teleports all except LU5 and Agran to Arear. Agran distracts Three while LU5 activates his soul bomb, destroying all three of them and the entirety of Tower Zero.</text:p>
      <text:p text:style-name="P9"/>
      <text:p text:style-name="P10">XVIII – <text:span text:style-name="T24">The Banishment Trials</text:span></text:p>
      <text:p text:style-name="P26">26.10.675: Rose and Sanguine are banished to the astral plane, where they battle specters of their allies conjured by an astral dreadnought. As Sanguine is swallowed by the monster and knocked unconscious by a specter in its demiplane, Rose frantically battles the beast to release <text:soft-page-break/>her brother. She kills it, and the two are able to use its blood as a portal back to the Material Plane. They travel back to Vike with Lt. Snips and meet up with Proof, Agran, Strauss, and Alexi on the Airsnips. They fly to Arear.</text:p>
      <text:p text:style-name="P26"/>
      <text:p text:style-name="P10">XIX – <text:span text:style-name="T24">Heart of the Cards, and the Adventures of Barkeep</text:span></text:p>
      <text:p text:style-name="P26">27.10.675: With the entire party back together in Arear, Truth meets with Kiralyf and his wraith Vezto to inform him of the situation in the Grey City. The party finds the encampment of the Faithful Company in Liras, and Willow updates Dove Comfort and his Faithful guards about the fall of the State. <text:span text:style-name="T26">The Vagrant, having the Deck of Many Things taken from Four’s suit, lays it out on the table of the Airsnips and everyone gathers around to watch as he and a number of others draw. Agran gained a fortune, the power of the Fates, and the enmity of a powerful demon. Sanguine drew from the deck a powerful mithril and adamantine quarterstaff. The Vagrant, promising to draw twenty one cards, finds himself losing a close ally, gaining a wish, fighting the aspect of death, weakening under the eyes of the Eurayle, gaining a mighty castle, weakening his soul, gaining the enmity of a demon, losing all material possessions, and finally falling into the void. Rose, drawing next, gains the power of the Fates and a arch mage's powerful robe. Rose uses her power of the Fates to bring back the Vagrant from the Void, though he must continue drawing from the deck. He first gains the power of the Fates, gains years of experience through the Comet, finds his intelligence draining, has the answer to any one question, frees Swift Feet and Aive from their Donjon within the Deck, gains a Well of Many Worlds and 100000 chips, a fighter servant conjured by the Deck, a changed personality, and a powerful rapier.</text:span></text:p>
      <text:p text:style-name="P11"/>
      <text:p text:style-name="P27">27.10.675 – Far away in the Grey City, Barkeep continues his social overthrow of the city. With a massive following gaining him repute throughout the city, his presence is requested by <text:span text:style-name="T1">Queen Deliverance</text:span> and the Crystal Parliament. He meets with her, and while they start on shaky ground, he quickly gains her favor and proposes a new form of government.</text:p>
      <text:p text:style-name="P27"/>
      <text:p text:style-name="P27">28.10.675 – Barkeep next meets with the Ecclesiate on the People’s Hill. He verbally battles with the <text:span text:style-name="T1">Highest Priest of Ilie</text:span>, going back and forth before the priest orders him executed in front of the crowd. Masterfully, Barkeep steals the Ecclesiate’s mask, forcing him to hide. He never strikes once, but a mysterious figure came from the temple <text:span text:style-name="T27">whispered in the priest’s ear. The figure returned inside the temple, and the priest suddenly changed attitudes. He welcomed Barkeep and called off his execution. Barkeep walked with the priest inside the Hill, but moments after they were alone the priest fell dead and the temple darkened. A voice spoke out from the darkness to Barkeep, warning him to include Ilie in his sermons and activities. Barkeep agrees and leaves unharmed after being approached by a new priest to take the place of the old.</text:span></text:p>
      <text:p text:style-name="P27"/>
      <text:p text:style-name="P12">XX – The Battle <text:span text:style-name="T28">for the Two Cities</text:span></text:p>
      <text:p text:style-name="P28">1.11.675 – The party marshals all defenses together within the walls of Arear. For the first time, the Faithful Company led by Dove Comfort, the Saith led by Truth and the Mother Apostle, Kiralyf’s armies of undead, and the party all work together to protect these people. They power up captured vehicles and man the walls. Sanguine and Swift Feet, under the cover of invisibility, fly over Soth’s army to scout out his powerful magic users. <text:span text:style-name="T28">Soth’s nightwings see them and knock Sanguine from the sky. In a viscious struggle, Swift Feet escapes across the grassy plain while Sanguine is ripped to pieces by the shadowy monsters.</text:span></text:p>
      <text:p text:style-name="P28"/>
      <text:p text:style-name="P82"><text:soft-page-break/>After Sanguine’s death, the city prepared for the coming assault. Soth’s earthen wall is moved forward by his skull lords, but the entire field is taken by surprise as The Vagrant uses his final wish, gained from the Deck of Many Things, to conjure a massive tidal wave from the coast. The wave washed over the plains outside the city and destroyed Soth’s entire force except for his skull lords, the lich <text:span text:style-name="T1">Zea</text:span>, the neolithid <text:span text:style-name="T1">Loerwurm</text:span>, the nightwalker <text:span text:style-name="T1">Orerah</text:span>, and Soth himself. Soth, knowing he had lost, calls for the retreat of his casters. They mounted the remaining Nightwings and made for the west. Truth calls for their pursuit. He, Swift Feet, Flamebringer, four Kiralyfs, Moonbiter, <text:span text:style-name="T30">Proof,</text:span> and Twin Head follow the fleeing bats in the Airsnips.</text:p>
      <text:p text:style-name="P82"/>
      <text:p text:style-name="P92"><text:span text:style-name="T105">XX.</text:span><text:span text:style-name="T106">I</text:span><text:span text:style-name="T105"> – </text:span><text:span text:style-name="T106">The Flight of Soth</text:span></text:p>
      <text:p text:style-name="P82"/>
      <text:p text:style-name="P82">After a massive battle in the skies, <text:span text:style-name="T30">Zea, Loerwurm, Orerah, and many of the skull lords are slain. Truth recalls himself and Soth to the ruins of the hospital outside of Arear after Soth boards the ship and kills Flamebringer. At the ruins, Truth duels Soth and eventually takes the cord of Taregil into his heart and captures Soth within a resilient sphere.</text:span></text:p>
      <text:p text:style-name="P28"/>
      <text:p text:style-name="P29">1.11.675 – Rose uses the power of the Fates to change her past: Dead Man was never killed by Umru. Shhh, who appeared to have been bitten in half by Umru, was not actually slain. <text:span text:style-name="T29">He trapped Jaguar’s soul before it departed his body and used it to revive him. Shhh, after digging up Dead Man’s grave, brought him to Vike where he met with Barkeep’s loyalists. From there, Shhh journeys with Dead Man into the Grey City.</text:span></text:p>
      <text:p text:style-name="P28"/>
      <text:p text:style-name="P28">1.11.675 – <text:span text:style-name="T28">Barkeep further brings together the Grey City, which he has now dubbed the White City to be ruled by the New Republic. He has successfully negotiated with the Ecclesiate and the Parliament to ensure the smooth transition to the new system. Just as the festivities calm, </text:span><text:span text:style-name="T2">Brigadier General Zay</text:span><text:span text:style-name="T28"> and the Office 7 battalions fall across the city. Zay, as she meets with Queen Deliverance and Barkeep, plays her gambit for power and kills the queen. The fate of the new White City is thrown out of balance. Zay, controlled by It That Betrays, took Barkeep prisoner and brought him to the other Honor Guard below the Solemn Keep: the Iron Baron, Thought Drinker, Soul Catcher, and Squealer. Barkeep escaped through the ethereal plane. After Barkeep’s narrow escape, It That Betrays used its influence over Office 7 to threaten the civilians of the city. </text:span></text:p>
      <text:p text:style-name="P28"/>
      <text:p text:style-name="P52">1.11.675: The army of Seishin Kai arrives at Ebun.</text:p>
      <text:p text:style-name="P52"/>
      <text:p text:style-name="P30">1.11.675: Steady Hands, Preacher, NU6, Nasha, and Legion reach Alpha. Legion begins to train, and NU6 and Nasha keep track of Swift Fury’s location.</text:p>
      <text:p text:style-name="P53"/>
      <text:p text:style-name="P54">1.11.675: Soth reaches Arear.</text:p>
      <text:p text:style-name="P28"/>
      <text:p text:style-name="P31">2.11.675: The Fixture reaches Zero.</text:p>
      <text:p text:style-name="P31"/>
      <text:p text:style-name="P92"><text:span text:style-name="T105">XX.</text:span><text:span text:style-name="T106">I</text:span><text:span text:style-name="T107">I</text:span><text:span text:style-name="T105"> – </text:span><text:span text:style-name="T106">The Honor Guard Revealed</text:span></text:p>
      <text:p text:style-name="P31"/>
      <text:p text:style-name="P32">2.11.675 – Early in the morning of the day, Dead Man and Shhh make it to the headquarters of Mania in the Grey City. They meet up with Barkeep, who made his way there after escaping the Honor Guard. Unfortunately he was trailed, and snipers and airships attacked the small group. The snipers were killed, but Barkeep submitted to capture once again on the condition <text:soft-page-break/>that his allies be left alive. Barkeep was taken to the ruined towers of Wishborne, where the Honor Guard had set up a secret hideout within the military camp set up there by Office 7. Vex and Dead Man gathered their followers and followed him, intent on breaking him free. Taken once again to the camp of the Honor Guard, Barkeep escapes into the ethereal plane and runs. He makes it outside of Wishborne, where he covers himself in pig blood in order to throw off Squealer. He meets with Dead Man and Vex outside Wishborne. Barkeep contacts Alexi, who instructs him on how to hack into the military communication system to wire a communicator that could contact the entirety of Office 7. Together, Barkeep, Dead Man, and Vex stage an assault on the communications tower in the military camp. They stealthily infiltrate the camp, but Dead Man is spotted by one of the engineers. In a fast escalation, <text:span text:style-name="T31">Squealer deafened the entire camp and killed many. </text:span>Squealer and Thought Drinker are immolated by Barkeep, <text:span text:style-name="T31">and Dead Man successfully hacked the communications system. Quickly giving the communicator to Barkeep, a message was sent out to the entire military that they were being controlled by the Honor Guard. The threat to the city was doused.</text:span></text:p>
      <text:p text:style-name="P32"><text:tab/><text:span text:style-name="T32">Barkeep addressed the city, stating that the Queen had indeed been killed by Office 7. He promises to bring her back to life. After this address, he and Dead Man take an airship to Arear.</text:span></text:p>
      <text:p text:style-name="P32"/>
      <text:p text:style-name="P13">XXI – <text:span text:style-name="T35">A New Darkness Rises</text:span></text:p>
      <text:p text:style-name="P13"/>
      <text:p text:style-name="P33">2.11.675: Kiralyf brings Soth into the cleared plaza in front of the Cafe in the Mortham Lows. <text:span text:style-name="T33">There, surrounded by the army of Arear, Kiralyf faked the execution of Soth, switching him for another skeleton. He brought that executed skeleton to the bay, where he cut the skeleton to pieces and had Rose burn it in the water. In an altercation between Moonbiter and Kiralyf’s guards, one of the 13 wraiths was killed, bringing Kiralyf’s rage. Truth calmed Kiralyf and negotiated a delay in Kiralyf’s judgment. As Kiralyf left for the bay, Truth convinced Moonbiter to leave the city. Moonbiter poisoned Truth, though, to ensure that Truth could not polymorph into Moonbiter’s place and be executed. Furious at Moonbiter’s escape, Kiralyf gathered the party and accused them of working against him. In a fateful misunderstanding, Rose casts a spell on Kiralyf and controls him. When the party tries to take the Amulet from Kiralyf’s chest, the only other remaining Kiralyf ends the Amulet’s duplication spell, turning the controled Kiralyf to dust. As the spell ended, Truth lost the cord of Taregil from his heart and is sent into a coma. Barkeep arrives in the city and helps with negotiations.</text:span></text:p>
      <text:p text:style-name="P33"><text:tab/><text:span text:style-name="T34">Over the night, Kiralyf performs the ritual to Hasedek once again. He uses the Amulet to bring four other versions of himself into this timeline once again, these are Kiralyf Alpha, Beta, Gamma, Delta, and Omega. Kiralyf Omega, that night, resurrects the dead of Soth’s army from the flooded fields. Agran takes the Amulet of Kiralyf Beta and destroys it, taking the Cord of Taregil from its core and placing it around the rim of the new replica Chalice—it works. Kiralyf Gamma goes to the walls and gathers two thousand of those soldiers and all of the armored vehicles as well. He takes them to meet the Faithful company. While Kiralyf Gamma enters the compound of the company and meets with Dove Comfort and his Faithful, the army outside encircles the camp. Once Kiralyf exits and gives the signal, Agran orders the army to fire on the compound and wipe out the Faithful Company. Kiralyf Omega leads his new 10,000 undead into the city to meet up with Kiralyf Gamma and his army. Between them they catch Dove Comfort, Faithful Rue, Flamebringer, and Willow escaping the trap. Just before Kiralyf order their deaths, Barkeep sweeps down in the Excelsior and talks Kiralyf down—the remaining Faithful would be allowed to leave the city alive. Barkeep rescues the remaining 100 members of the Faithful Company (40 soldiers) and Comfort, Rue, Flamebringer, and Willow. He flies the airship to the Temple of the Apostles, where Kiralyf </text:span><text:soft-page-break/><text:span text:style-name="T34">Delta and two thousand troops were trying to gain entry into the Temple of the Apostles to wipe out the Saith. Only moments earlier, Dead Man had gone to meet with the Mother Apostle to check on Truth. He agreed to work with the Saith to recapture the Amulet from Kiralyf so that Truth might survive. As this agreement is made, hundreds of civilians outside began to brawl with Kiralyf Delta’s army: they would not willingly let him in to the temple. As the civilians began to be massacred, Dead Man evacuated them into the Temple and tried to talk Kiralyf down. Unsuccessful, Dead Man teleported inside the Temple and called Rose for help. She, just outside the city at the swampy docks, jumps on Umru and flies over the city. Seeing the horde in front of the Temple, she calls down powerful meteors and destroys the entire plaza, killing Kiralyf Delta and most of his soldiers. She leaps from Umru to help control the fires down below. As Umru flies back over the swamp, his wing is shot by one of Kiralyf’s Miracle Eyes, and he tumbles into the forests below.</text:span></text:p>
      <text:p text:style-name="P33"><text:tab/><text:span text:style-name="T36">Barkeep lands at the Temple of the Apostles and evacuates the remaining Saith—including Truth—into the Excelsior. As he prepares to leave, he sees the chaos that Kiralyf had inflicted on the city. Kiralyf Gamma was headed towards the Temple of the Apostles with his army and vehicles to kill Rose, Dead Man and Proof had evacuated the civilians from the temple down to the docks. The Faithful were slaughtered. He turns the Excelsior around in a noble act and moves to attack the detachment of vehicles heading toward the Temple of the Apostles. One of Kiralyf’s Miracle Eyes fires at the Excelsior and blasts off the ship’s right propeller arm, causing the ship to spiral out of control. Barkeep and Flamebringer heroically leap from the ship into the center of a group of deadly vehicles, and Barkeep reverses gravity in the area and destroys the vehicles around him. He casts dimension door and brings himself and Flamebringer on top of Kiralyf’s Graveyard Gary. Flamebringer uses Faithful Ace’s old energy sword to cut through the entry hatch, and both he and Barkeep jump into the machine. <text:s/>In a quick fight, Barkeep and Flamebringer barely dimension door out of the machine before it self destructs, causing a chain reaction that works its way along the line of vehicles causing explosion after explosion. Pulling themselves out of the river, Barkeep and Flamebringer split—Flamebringer heads towards the crashed Excelsior while Barkeep moves to finish off Kiralyf’s vehicle division. He unleashes another gravity reversal but is met with darkness. Omega unleashes the darkness of Andolem from his servants, and his puppets turn to shadows around Barkeep. Barkeep barely makes it out of the shadowy swarm alive as his strength is sucked from his soul. He dimension doors to Flamebringer, who helps carry him to the Excelsior. In a final tiring act, Barkeep uses a wish to reconstruct the Excelsior and save the survivors. Willow, Swift Feet, Comfort, Flamebringer, and Barkeep take the Excelsior to the refugees at the docks that Dead Man gathered and load up as many civilians as the airship would carry. The Excelsior makes for the New White City.</text:span></text:p>
      <text:p text:style-name="P33"><text:tab/><text:span text:style-name="T37">Dead Man and Proof went to distract Kiralyf Delta and steal his cord of Taregil at the Cafe. The infiltrators got into the cafe and into the basement where Kiralyf Delta and a minion were silently plotting. Titch, Agran, and a few other skeletons were upstairs. Dead Man and Proof attacked Kiralyf Delta and his minion, stunning Kiralyf and killing the minion. Dead Man grabbed the cord of Taregil from the replica chalice in the chamber, but before he and Proof could escape Agran entered the basement. He shot Proof, Dead Man teleported to the top of the stairs, and Kiralyf shook off the stun. Kiralyf shot three </text:span><text:span text:style-name="T82">eldritch</text:span><text:span text:style-name="T37"> bolts into Dead Man, a skeletal guard fired three shots into Dead Man’s back, and Agran fired a fourth bullet into Dead Man’s gut, sending the rogue tumbling unconscious down the stairs. Agran grabbed the body, took the cord of Taregil, and tied Dead Man to a chair in the corner.</text:span></text:p>
      <text:p text:style-name="P33"><text:tab/><text:span text:style-name="T38">Rose tried to contact Dead Man once she found Umru in the forest, but the spell could not go through: she knew something was wrong. She and Umru flew over the city and staged a daring rescue into the heart of Kiralyf’s city. Umru dive bombed the cafe, and Rose followed </text:span><text:soft-page-break/><text:span text:style-name="T38">through the wreckage to the basement where Kiralyf and Agran were holding Dead Man hostage. She blasts the basement with a powerful sunburst, stunning or destroying everyone in the basement. She stormed the basement, throwing three scorching rays at the unconscious Kiralyf Delta, destroying him. She used a wish to bring Dead Man, herself, and Umru to full health, and before escaping, Dead Man grabbed the cord of Taregil from Agran’s unconscious form. Umru, Rose, and Dead Man escaped to the Excelsior.</text:span></text:p>
      <text:p text:style-name="P33"><text:tab/><text:span text:style-name="T39">Kiralyf Omega emerges from the sewers, finally showing his shadowy face to the sky. He used his armies to blockade the bay, and convinced the fleeing people that their choices were nil. Omega ruled the city now. Their families were already dead, there was no choice except to obey him. The Dark City of Varos is born, opposite to the New White Republic under Barkeep.</text:span></text:p>
      <text:p text:style-name="P33"/>
      <text:p text:style-name="P14">XX<text:span text:style-name="T44">I</text:span>I – <text:span text:style-name="T44">Towards The One Eyed Bard</text:span></text:p>
      <text:p text:style-name="P33"/>
      <text:p text:style-name="P34">3.11.675 – <text:span text:style-name="T40">Feast of the Moon, 675</text:span>: <text:span text:style-name="T40">As Barkeep, Willow, Swift Feet, Flamebringer, Dead Man, and the refugees fly back towards the White City, Comfort reveals that he is carrying the Chalice of Areth with him. Barkeep attempts to use it but ultimitely destroys the engines of the Excelsior, causing the ship to fall from the sky. Just before it hits the water below, Swift Feet uses the duplicate Cord of Taregil stolen by Dead Man to repair the engines and safely deliver the refugees to Vike. Upon their arrival in Vike, The group discovers the ruins of Station Delta beneath the lake and explores it, bringing back a safe holding many of Steady Hands’ old schematics. From their camp in Vike, the group splits up. Swift Feet calls Aive to train him further, and she teleports him to her ship, sailing to the eastern continent. Rose and Umru fly to Ordeto to join Moonbiter and Twin Head’s advances on Nightrock. Barkeep resurrects the killed Queen Deliverance and rests to regain his strength. He strengthens the faith in the city and throws many lavish parties. As Rose learns more about what it might take to beat Kiralyf and the State, she realizes that they need Taregil, the artifact also sought after by the State. She convenes a meeting with the leaders of the Faithful Company and the PCs to discuss how it should work. In the end, they decide to destroy the Chalice of Areth and take the cord to search for the One Eyed Bard. Barkeep places the cord of Taregil within his eye socket for safe-keeping. They set out on the Feast of the Moon.</text:span></text:p>
      <text:p text:style-name="P34"><text:tab/><text:span text:style-name="T60">They do not realize that they are tailed out of the city by Reaper, NU6, and Legion, all freshly outfitted from Station Alpha with Steady Hands’ creations.</text:span></text:p>
      <text:p text:style-name="P55"/>
      <text:p text:style-name="P93"><text:span text:style-name="T108">XX</text:span><text:span text:style-name="T109">I</text:span><text:span text:style-name="T108">I.</text:span><text:span text:style-name="T107">I</text:span><text:span text:style-name="T108"> – </text:span><text:span text:style-name="T107">A New Number Seven</text:span></text:p>
      <text:p text:style-name="P55"/>
      <text:p text:style-name="P37">20.12.675 – Kiralyf’s shadows have once again reached the Plains of Moe after identifying the largest graveyards. There he meets Yao, now Empress of Seishin Kai and Number Eight. She enters a contract with him, allying the State and Varos. <text:span text:style-name="T58">She begins to march her army north, towards the White Republic.</text:span></text:p>
      <text:p text:style-name="P38"><text:tab/>Later that very same night, after the contract is made, Whitelock takes an airship from the White City and travels to Varos, where he will tutor Kiralyf in the ways of the Plane of Souls. Whitelock reveals himself to be an undercover agent of the council—in fact, Whitelock is Number Nine. <text:span text:style-name="T41">Whitelock trains Kiralyf to use the cord to trace the Bard’s location.</text:span></text:p>
      <text:p text:style-name="P38"/>
      <text:p text:style-name="P14">XX<text:span text:style-name="T44">II</text:span>I - <text:span text:style-name="T76">XXIV</text:span> – <text:span text:style-name="T44">The Liberation of Cirq Farris, </text:span><text:span text:style-name="T76">and An Unlikely Alliance</text:span></text:p>
      <text:p text:style-name="P38"/>
      <text:p text:style-name="P39">20.12.675 – Moonbiter springs his trap on Nightrock. His mercenary group incites riots in the city to draw out the military from Hessohold. As he does so, he sends a cavalry division to gain <text:soft-page-break/>control of the anti-aircraft guns around Nightrock and personally goes to the parliamentary district to massacre those in power in the local government. This draws additional military support, but Moonbiter is able to escape before they arrive. A small stealth team moves a barrel of M-Class Moross into the ventilation intake of Nightrock. The barrel is armed with a small detonation charge. The stealth team is spotted on their way out of the area, but they are rescued by a dispatch of the cavalry. Moonbiter regroups and waits until the city is settled. Then he detonates the barrel, releasing M-Class Moross into the fortress. Those that survive the gas are flushed out to the open-air platforms where most of them freeze to death in the frigid night air.</text:p>
      <text:p text:style-name="P39"/>
      <text:p text:style-name="P39">21.12.675 – Moonbiter lures many machines from Nightrock <text:span text:style-name="T42">to a tavern in the city, deceiving them into thinking that they would be finding a traitor to Moonbiter. He captures them all and allows them to join his group.</text:span></text:p>
      <text:p text:style-name="P38"/>
      <text:p text:style-name="P40">21.12.675—A clone of Swift Feet (created with the help of Aive) arrives on Truth’s Hill outside Varos. He discreetly meets with Kiralyf on a boat over the ocean, and they plot to assassinate the council. Their conversation is scryed upon by Whitelock, who suspects that something is afoot. Whitelock reports to the rest of the council.</text:p>
      <text:p text:style-name="P40"/>
      <text:p text:style-name="P40">23.12.675—Kiralyf’s initial training is complete. <text:span text:style-name="T42">He sets off north with 1 million soldiers.</text:span></text:p>
      <text:p text:style-name="P40"/>
      <text:p text:style-name="P41">23.12.675—The capture of Nightrock is complete. Moonbiter triumphantly moved his company into the fortress and captured or killed any remaining guards. He descended through the labyrinthine tunnels and steep staircases to the bottom most laboratory—the lab where his brother Night crawler was captured and experimented on. He breaks the restraints holding his brother, find the baby Bane of Sleep, and returns to the control room. There, he orders Alexi and Erdrick to rewire the cannon’s control system to return local control. They agree.</text:p>
      <text:p text:style-name="P41"><text:tab/><text:span text:style-name="T57">Later that same day, Moonbiter orders Twin Head to root out his cache of weapons and magical tools that were hidden during the war.</text:span></text:p>
      <text:p text:style-name="P40"/>
      <text:p text:style-name="P56"><text:span text:style-name="T45">XX</text:span><text:span text:style-name="T46">V</text:span><text:span text:style-name="T45"> – </text:span><text:span text:style-name="T46">Into Tower Zero Once More</text:span></text:p>
      <text:p text:style-name="P40"/>
      <text:p text:style-name="P42">24.12.675—Flamebringer, Willow, Dead Man, and a Swift Feet clone delve into Tower Zero to try to recovery any useful artifacts or information. They are met, after some time of searching, with Squealer’s call. <text:span text:style-name="T44">A viscous battle ensues as the party realizes that they are up against Soul Catcher and her brother Thought Drinker, </text:span><text:span text:style-name="T56">Squealer</text:span><text:span text:style-name="T44">, the Iron Baron, It That Betrays, and Patchwork. It That Betrays takes on the form of Dead Man’s deceased wife, beguiling him into coming closer—but Swift Feet realizes the enchantment and blasts the Honor Guard with a conjured grenade followed by an teleportation sphere. Willow, Flamebringer, and Swift Feet teleport away—but Dead Man stays behind, intent on finishing off It That Betrays.</text:span></text:p>
      <text:p text:style-name="P42"><text:tab/><text:span text:style-name="T44">He is ambushed by Soul Catcher and Patchwork but quickly retaliates with a powerful love potion, seducing Soul Catcher for a short time and prolonging his life. </text:span><text:span text:style-name="T56">He convinces Soul Catcher to destroy Squealer as a sign of her devotion to him, and she does.</text:span><text:span text:style-name="T44"> Soul Catcher takes him down to the other Honor Guard and shows him the true form of Patchwork—a massive tower of flesh being held within the Cannon Tunnels far below. Little did he know, but many weeks before Rejuvenation the cleric heard the voice of Patchwork in those tunnels after he was cast into them by the Council of Nine.</text:span></text:p>
      <text:p text:style-name="P42"><text:soft-page-break/><text:tab/><text:span text:style-name="T56">Dead Man uses his bought time to search the ruined library level for any information regarding the Honor Guard, but finds little before the potion wears off. He is dragged to the floor by Patchwork’s many hands and tortured.</text:span></text:p>
      <text:p text:style-name="P42"/>
      <text:p text:style-name="P84"><text:span text:style-name="T54">XXVI – </text:span><text:span text:style-name="T55">The Destruction of the Honor Guard</text:span></text:p>
      <text:p text:style-name="P42"><text:tab/><text:span text:style-name="T56">Right at that moment, a flash of light reveals a rescue party: Starfall, Comfort, Flamebringer, Willow, and two Swift Feet. A rapid and deadly battle follows, ending as Patchwork is forever destroyed, Thought Drinker and the Iron Baron are defeated, and Soul Catcher is trapped. The prisoners are taken to the cells beneath the Solemn Keep.</text:span></text:p>
      <text:p text:style-name="P57"><text:span text:style-name="T8"><text:tab/></text:span><text:span text:style-name="T9">The group sends a message to Moonbiter in Ordeto, and he arrives in the White City with the Airsnips shortly after. He begins to torture the prisoners.</text:span></text:p>
      <text:p text:style-name="P40"/>
      <text:p text:style-name="P43">2.1.676 – As the new year ushers in a time of change, Twin Head returns to Ordeto with Moonbiter’s hidden cache. He, on the orders of Moonbiter, has Erdrick replicate some of the magical binding cloth within it.</text:p>
      <text:p text:style-name="P43"/>
      <text:p text:style-name="P56"><text:span text:style-name="T45">XX</text:span><text:span text:style-name="T46">V</text:span><text:span text:style-name="T47">II - XX</text:span><text:span text:style-name="T48">VIII</text:span><text:span text:style-name="T45"> – </text:span><text:span text:style-name="T46">Midwinter, 676</text:span></text:p>
      <text:p text:style-name="P42"/>
      <text:p text:style-name="P42">Midwinter.676 – The Council of Nine meet in Varos. Those present are: One, the Demon; Three, the Smith; Five, the Creator; Six, the Wanderer; Seven (Kiralyf); Eight, the Empress; and Nine, the Redeemer. The entire Council present are simulacra—the real council is actually <text:span text:style-name="T43">heading north on one of Steady Hand’s new helicopters. They were given coordinates of the Bard by Reaper, and plan to head off Kiralyf at the cabin.</text:span></text:p>
      <text:p text:style-name="P42"><text:tab/><text:span text:style-name="T59">In Varos, Kiralyf leads the meeting and gleans information on the coming plans before he springs his trap. The trap goes perfectly, and all the simulacra are slain—Three, the only member not a simulacra, is shot by One. One, the Demon, gives Kiralyf a dark warning: they were not done with him yet.</text:span></text:p>
      <text:p text:style-name="P34"/>
      <text:p text:style-name="P43">Midwinter.676 – The White City has been preparing for battle. Over the last week, scout reports had told the Faithful Company and the Phoenix Guard of the approaching Seishin Kai army. Moonbiter and Flamebringer take charge of the tactical side of the preparation: Moonbiter creates a moat outside the city’s outer wall, and he brings some of his company men from Ordeto as well as some vehicles. <text:s/>Flamebringer organizes the city’s artillery and Phoenix Guard.</text:p>
      <text:p text:style-name="P43"><text:tab/><text:span text:style-name="T59">Throughout this organization, the torturing of Thought Drinker finally makes headway—he gives up the name of his sister, Soul Catcher. Immediately, Moonbiter confronts the vile leader of the Honor Guard. He declares her true name while she attempts to declare his—and mistakenly destroys Nightcrawler. She is destroyed, and the remaining Honor Guard are unified under Moonbiter.</text:span></text:p>
      <text:p text:style-name="P34"/>
      <text:p text:style-name="P44">Midwinter.676 – Barkeep, Rose, and Swift Feet close in on the Bard’s signal in Corilya: a small cabin on the bank of a frozen lake. As they approach, they walk right into a trap. Barkeep is shot by Reaper <text:span text:style-name="T61">and falls unconscious while Rose and Swift Feet engage Legion and NU6. Rose throws up a cover of steam and prevents Reaper from targeting them, and NU6 sneaks around behind the cabin. Swift Feet moves to help bandage Barkeep’s wounds, but in the chaos of the combat his hand slips—and he kills the skeletal bard. Swift Feet rushes towards the front door, but finds that the cabin is suddenly in a ruined state, as if an illusion dropped as he crossed the threshold. He uses the cord of Taregil to reach into the ethereal plane, searching for a way to bring the cabin back. Using his deep arcane knowledge and training from Aive, </text:span><text:soft-page-break/><text:span text:style-name="T61">Swift Feet unhinges the safeguard placed by the One Eyed Bard and returns the cabin to the present. He steps inside the warm doorway and finds an old man—Absolom--and a young elf with an eye patch.</text:span></text:p>
      <text:p text:style-name="P44"><text:tab/><text:span text:style-name="T61">Rose quickly drags Barkeep’s body into the cabin and slams the door behind her. They were safe. </text:span><text:span text:style-name="T63">The One Eyed Bard resurrects Barkeep.</text:span><text:span text:style-name="T61"> They talk with the One Eyed Bard and Absolom, pleading their case and explaining the danger facing the continent. After a lengthy conversation, the One Eyed Bard bestows upon them a second cord of Taregil and agrees to train them—but he will not give them Taregil itself. </text:span><text:span text:style-name="T62">He uses Taregil to pull the cabin out of time once again, and the group spends over a year living there with the Bard and Absolom. They learn much about the history of the world, about the laws of magic, and about how to use the cords of Taregil. Absolom, revealed to be Halifax, creates for Barkeep and Rose two artifacts with their cords of Taregil. For Rose, he binds the cord to the horn of Umru, allowing the user to step back in time and commune with ancient dragons long dead—and summon their aid in the present. For Barkeep he creates an artifact capable of manipulating the time through a single object, allowing him to push and pull time to see the object in different states.</text:span></text:p>
      <text:p text:style-name="P45"><text:tab/><text:span text:style-name="T62">Unbeknownst to the guests, the One Eyed Bard places the cabin back into the present—allowing it to be found by the attackers. </text:span><text:span text:style-name="T64">The first to approach was a shadowy emissary of Kiralyf, who had just arrived with his 1 million soldiers. He warns the party of their meddling and of his coming supremacy, but Swift Feet moves forward and deals a deadly blow: he transforms Kiralyf’s soul into pure light, destroying almost ever undead that Kiralyf controlled. The undead dissolved into ash as they burned from the inside, and Kiralyf was defeated. The party thought him destroyed, but Kiralyf Omega still hid at the bottom of a nearby lake, always careful to keep himself out of harms way. </text:span><text:span text:style-name="T66">After some hours of recovery, he called to Agran in the Varos. A detachment of swift Silverwing craft, captured after the Council meeting, came to retrieve their injured master. Kiralyf returned to Varos that same night, and as he passed over the island of the cannon Clara, he saw the massive form of the Windowlicker making its way towards the bay of the White City.</text:span></text:p>
      <text:p text:style-name="P45"><text:span text:style-name="T62"><text:tab/>NU6 crash</text:span><text:span text:style-name="T64">es into the cabin</text:span><text:span text:style-name="T62"> through an upstairs window, </text:span><text:span text:style-name="T64">and </text:span><text:span text:style-name="T62">the One Eyed Bard deceives the party: he says that he had never believed them. He trained them to level the playing field, to give them a fighting chance, but he would not stop the inevitable victory of Zero. He and Absolom teleport away to a distant island where they wait and watch. The Bard lied to the party. He wanted to help them and believed everything they had said. He was searching for someone to pass Taregil onto, and wanted to test the three heroes to see which of them was most worthy. That worth would be tested in the coming weeks.</text:span></text:p>
      <text:p text:style-name="P44"/>
      <text:p text:style-name="P44"><text:tab/><text:span text:style-name="T63">As Rose, Swift Feet, and Barkeep </text:span><text:span text:style-name="T64">battle with Legion and NU6 in the cabin, a number of explosions blow a wall apart—and </text:span><text:span text:style-name="T65">they see that the entire Council of Nine is there to take the Thief Blade! They frantically search the cabin, and Rose finds it in the hands of NU6. She grapples with him as Swift Feet and Barkeep battle below, and in a rapid turn of events Barkeep, Swift Feet, Rose, and NU6 teleport to the Solemn Keep in the White Republic. </text:span><text:span text:style-name="T73">Rose, triumphantly, has the Thief Blade. </text:span><text:span text:style-name="T65">In the moments after the teleportation to the calm city, Barkeep uses his cord of Taregil artifact to push time through NU6, moving him back to the very moment that he was first assembled. Then, Barkeep took the soul crystal from within the machine and let time reassemble him, empty and dead. Barkeep gave the crystal to Flamebringer, who brought it to Vike. There, he destroyed the crystal and said a final goodbye to his family.</text:span></text:p>
      <text:p text:style-name="P44"><text:tab/><text:span text:style-name="T67">A crack echoes over the Solemn Keep as One the Demon teleports. He calls down to the crowd below, offering an ultimatum of seven days to hand over the Thief Blade. If the Blade </text:span><text:soft-page-break/><text:span text:style-name="T67">was not given to them by then, One promised to slaughter everyone. </text:span><text:span text:style-name="T68">Only hours later, the Windowlicker rises from the water of the bay. The city was surrounded.</text:span></text:p>
      <text:p text:style-name="P34"/>
      <text:p text:style-name="P34"/>
      <text:p text:style-name="P35"><text:span text:style-name="T49">XX</text:span><text:span text:style-name="T52">IX</text:span><text:span text:style-name="T49"> – </text:span><text:span text:style-name="T51">The Calm Before the Storm, </text:span><text:span text:style-name="T50">Operation Beethoven Part </text:span><text:span text:style-name="T51">3</text:span></text:p>
      <text:p text:style-name="P34"/>
      <text:p text:style-name="P46">1.2.676 – Rose teleports, with the help of Umru, to the island of Uzai, thousands of miles from Rusva. There, she uses her horn artifact to call into the present the ancient dragon citadels from before the war. She meets with Umru’s master, Varock, and he binds her and Umru into a sacred <text:span text:style-name="T3">atta</text:span><text:span text:style-name="T72">. He agrees to aid if he is called by the horn.</text:span></text:p>
      <text:p text:style-name="P34"/>
      <text:p text:style-name="P58"><text:span text:style-name="T10">2</text:span><text:span text:style-name="T11">.2.676 – The Solemn Keep is tense in the day</text:span><text:span text:style-name="T10">s</text:span><text:span text:style-name="T11"> following Midwinter. </text:span><text:span text:style-name="T12">Barkeep used his artifact to revive Truth, and the tactical discussions began. </text:span><text:span text:style-name="T11">Rose, Dead Man, Willow, Swift Feet, Moonbiter, Barkeep, </text:span><text:span text:style-name="T12">Flamebringer,</text:span><text:span text:style-name="T11"> </text:span><text:span text:style-name="T12">Truth, </text:span><text:span text:style-name="T11">Bluebird, Comfort, </text:span><text:span text:style-name="T12">Spark, Starfall, Duke, and numerous advisors sat around a round table in the Solemn Keep, arguing about how to deal with the ultimatum.</text:span></text:p>
      <text:p text:style-name="P48"><text:tab/><text:span text:style-name="T69">The situation devolves as Rose pulls out the rod Wonder. She demonstrates its power and permanently turns the Solemn Keep invisible—Barkeep and Moonbiter salvage the situation, but not before Wonder rips away Moonbiter’s circulatory system. Rose and Barkeep’s relationship crumbles, and it is clear that they will not get along.</text:span></text:p>
      <text:p text:style-name="P48"><text:tab/><text:span text:style-name="T74">Rose is manipulated by the Thief Blade, as behind it lies Sana in his forest in Hel Viharok. He twists her mind and her motivations, and she kills Lt. Snips in her thirst to gain power.</text:span></text:p>
      <text:p text:style-name="P48"/>
      <text:p text:style-name="P48"><text:tab/><text:span text:style-name="T69">Swift Feet sends three versions of himself to Varos. Two disguise themselves as State representatives and schedule a meeting with Agran, now Chancellor of Varos after Kiralyf’s “death”. The third Swift Feet will sit in the shadows, waiting to intervene if necessary.</text:span></text:p>
      <text:p text:style-name="P48"/>
      <text:p text:style-name="P49">2.2.676 – Kiralyf, now recovered, uses his cord of Taregil to reform the amulet of Yorick. He uses the amulet to split himself into five: he sent one to the mountains of Gaunt in search of Seishin Kai, another to the Gate of Kalma far to the west, a third to the avatar of Hasedek still trapped in the mountains of Amarth, a fourth to the White Republic, and the fifth remained in Varos.</text:p>
      <text:p text:style-name="P48"/>
      <text:p text:style-name="P50">3.2.676 – <text:span text:style-name="T70">Swift Feet meets with Agran. Though the discussion is terse and short, Agran agrees to lend military aid to the White Republic if needed.</text:span></text:p>
      <text:p text:style-name="P50"/>
      <text:p text:style-name="P50"><text:tab/><text:span text:style-name="T71">Dead Man also arrives in Varos. He, approached by Swift Feet who asked him not to break the fragile truce he had just sown, takes instead to rebuilding the Temple of the Apostles, ruined in the fighting after Kiralyf’s return to the city months prior.</text:span></text:p>
      <text:p text:style-name="P46"/>
      <text:p text:style-name="P36"><text:span text:style-name="T49">XX</text:span><text:span text:style-name="T52">X</text:span><text:span text:style-name="T49"> – </text:span><text:span text:style-name="T53">To Save a God, </text:span><text:span text:style-name="T51">The State Defeated,</text:span></text:p>
      <text:p text:style-name="P36"><text:span text:style-name="T50">Operation Beethoven Part </text:span><text:span text:style-name="T52">4, </text:span><text:span text:style-name="T53">The Master of Time</text:span></text:p>
      <text:p text:style-name="P80">It started with the death of a God, it ends as one is saved.</text:p>
      <text:p text:style-name="P51"/>
      <text:p text:style-name="P47">4.2.676 – Back in the White Republic, Rose and Swift Feet choose to act. They fly <text:span text:style-name="T75">to the tent at the back of the Seishin Kai army and meet with the council. Inside, Yao sat on a tall palanquin in the center of the tent. Surrounding her were Stead Hands, now Three; One the Demon; Five the Creator; Six the Wanderer; and Whitelock, Nine the Redeemer. </text:span><text:span text:style-name="T76">Rose convinces Yao herself to come retrieve the Thief Blade from her, and when Yao steps down from her throne </text:span><text:soft-page-break/><text:span text:style-name="T76">Rose plunges the blade through her heart, killing her. Five moves in and attempts to kill Rose, but Swift Feet barely pulls her out of the way in time. They teleport to the walls of the city as the battle commences. The army of Seishin Kai charges, Moonbiter’s airships drop fire bombs and binding cloths, the artillery fires into the swarms of troops—and Moonbiter orders Nightrock to fire. An arcing blast of energy erupts from Nightrock’s massive lens, and the party sees it as it stretches southward. It annihilates the mountains south east of Gaunt. It annihilates Seishin Kai. Avalanches and rock slides bury what parts of the city are not completely decimated. The surrounding farmland is burned by a widely expanding plume of violent magical energy. Tens of thousands of people are killed.</text:span></text:p>
      <text:p text:style-name="P59"/>
      <text:p text:style-name="P59"><text:span text:style-name="T77">4.2.676 – </text:span><text:span text:style-name="T78">The final conflict begins. Barkeep starts by taking on the Windowlicker. He infiltrates through the ethereal plane and uses a bucket of grenades to coerce an engineer to lead him to the control room. There, he detonates the grenades and uses a dimension door to drop himself out of the giant machine—but it’s not far enough. The Windowlicker explodes, and so do the many bombs wired throughout its structure. The machine was a trap set to lure in one or more of the powerful heroes. In the moments after the explosion, Barkeep barely manages to teleport away from the blast. The shock wave topples buildings and walls throughout the city, killing many civilians.</text:span></text:p>
      <text:p text:style-name="P59"><text:tab/><text:span text:style-name="T79">He meets up with the others on the city wal</text:span><text:span text:style-name="T80">l as a new darkness creeps into the city. Kiralyf </text:span><text:span text:style-name="T81">pulled himself from the bay and began working his shadowy magic through the chaos of the destruction caused by the Windowlicker’s explosion. He created thousands of shadowy puppets and used them to slaughter as many people as he could. They tore up the streets and poisoned the waterways, wreaking havoc.</text:span></text:p>
      <text:p text:style-name="P60"><text:span text:style-name="T78"><text:tab/>The Council of Nine </text:span><text:span text:style-name="T80">faces</text:span><text:span text:style-name="T78"> the party on the field of battle </text:span><text:span text:style-name="T80">and in the skies</text:span><text:span text:style-name="T78"> in front of the White Republic. </text:span><text:span text:style-name="T80">Starfall and Willow lead the charge out of the gate and face Ling—now controlling her dead sister Yao’s body—Five, Legion, and Reaper, as Moonbiter, Swift Feet, Rose, Umru and Varock fly up to meet Whitelock, One, and Steady Hands. The combat is brutal and swift. Moonbiter leaps onto Varock’s back and rides him towards One the Demon, and as the two dragons and the werewolf converge on the enemy Moonbiter detonates the black lance on his back—the lance that contains the soul of Soul Catcher. Swift Feet and Rose barely have time to teleport away as the explosion incinerates Nine and One. Steady Hands was far enough below to not be killed, and he began to fire on the heroes below him.</text:span></text:p>
      <text:p text:style-name="P60"><text:tab/><text:span text:style-name="T80">Both armies were devastated by the explosion. Many were blinded or deafened or killed outright, leaving a decimated scene around the walls of the city. </text:span><text:span text:style-name="T81">Truth arrived at the wall and used much of his remaining strength to heal the heroes.</text:span></text:p>
      <text:p text:style-name="P60"><text:tab/><text:span text:style-name="T81">As the smoke began to clear, Kiralyf approached the wall from within. He called out to Swift Feet and Barkeep to challenge him, and in a quick few seconds Swift Feet transformed Kiralyf’s soul to light—destroying his army—and Barkeep conjured a massive fireball to finish Kiralyf off. Little did they know, but Kirlayf had taken control of over half the civilians in the city by that point. Swift Feet’s magic had destroyed over ten thousands civilians. The city was ruined.</text:span></text:p>
      <text:p text:style-name="P60"><text:tab/><text:span text:style-name="T81">Rose confronted Barkeep, Swift Feet, and the others about Moonbiter’s decimation. He had killed many of their own soldiers as well as the two dragons that were so close to Rose. She wanted him dead and wanted the others to support her. Truth refused, and Rose abandoned the wall. She fly back towards the Solemn Keep. Five followed her and beat her to the keep. In the seconds before Rose’s arrival, Five slaughtered the leaders of the Faithful Company. He killed Bluebird, Comfort, and Spark, and in the courtyard Queen Deliverance lay dead as well. As Rose entered the bloody scene, Five beckoned to the sword once more. He would not kill her if she handed over the blade.</text:span></text:p>
      <text:p text:style-name="P60"><text:soft-page-break/><text:tab/><text:span text:style-name="T81">As Rose and Five stood in the Solemn Keep, the fighters on the wall finished their battle. Steady Hands fired round after round at the heroes and brought many of them near death. If it weren’t for the healing of Truth, the party may not have survived. Starfall and Willow killed Ling and Legion, and once it was clear that Steady Hands was left alone, he retreated. The last Council member in the city was Five. Barkeep, furious, entered the ethereal plane and tracked Five to Mania. Swift Feet used his mastery of light to locate Rose and track her to Mania as well. They all met in the ruined amphitheater.</text:span></text:p>
      <text:p text:style-name="P60"><text:tab/><text:span text:style-name="T81">The amphitheater of Mania, once lively, was not cold and empty. A burned pile of chairs sat in the center of the snow-covered arena, and Swift Feet and Truth entered to see Rose hovering on her dragon wings.</text:span></text:p>
      <text:p text:style-name="P60"><text:tab/><text:span text:style-name="T81">Truth, saddened by her intention to kill Moonbiter for his crimes, tried to convince her to stop, </text:span><text:span text:style-name="T83">even resorting to flinging spells at her.</text:span></text:p>
      <text:p text:style-name="P61"><text:tab/><text:span text:style-name="T83">As Rose and Truth fought, Barkeep confronted Five in the ethereal plane. He rushed up behind him and grabbed the Council member before he could kill Rose. Barkeep pulled them both out of the ethereal plane just as Five unleashed his deadly spell on Barkeep. Thankfully, Barkeep quickly cast a counter spell as Rose swooped down and ran Five through the back with the Thief Blade. </text:span><text:span text:style-name="T84">It was done. Truth didn’t quit—he continued casting spells at Rose unless she would agree to leave Moonbiter unharmed. She refused, forcing Truth to pull his last card. He draw Sanguine’s staff from his back and used his final ability points to pull the distant soul of Rose’s brother back from the dead. He collapsed as Sanguine stood. Truth had finally died, giving himself up for the two siblings he promised to protect.</text:span></text:p>
      <text:p text:style-name="P61"/>
      <text:p text:style-name="P61"><text:span text:style-name="T83"><text:tab/></text:span><text:span text:style-name="T84">As Barkeep stood in the ruined amphitheater, he felt his empty city crumble around him. Thousands had died. The streets were torn apart, the beautiful temple collapsed. The Faithful Company was destroyed, but so was the State—all except Steady Hands, retreated from the battle field.</text:span></text:p>
      <text:p text:style-name="P61"><text:span text:style-name="T83"><text:tab/></text:span><text:span text:style-name="T84">He had done all that he could.</text:span></text:p>
      <text:p text:style-name="P61"><text:span text:style-name="T83"><text:tab/></text:span><text:span text:style-name="T84">At that moment, the One Eyed Bard approached him from the shadows. He explained his presence: he had always trusted in Barkeep. From the first conversation in the cabin the Bard had been won over, but he wanted to test the heroes to ensure that they were worthy to hold the greatest treasure he had to offer. He pulled Taregil from his socket and handed it to the skeleton. Barkeep was now the Master of Time, and the One Eyed Bard faded away. Barkeep harnessed the power of the Anariima to pull the city back together. He labored for 10,000 years outside the realms of flowing time to bring every civilian and building and street and animal back that had died. He resurrected the army of Seishin Kai, Moonbiter, the dragons Umru and Varock, and the Faithful Company leaders. Finally, he appeared to Steady Hands, and he resurrected the Council member’s lost love. He brought them all back, and in doing so he ended the State’s grasp on Rusva.</text:span></text:p>
      <text:p text:style-name="P61"/>
      <text:p text:style-name="P61"><text:tab/><text:span text:style-name="T85">The battle was done, and many of the heroes parted ways. Moonbiter returned to Ordeto with his companies, and Swift Feet returned with Aive to Luazil to continue repopulating the world.</text:span></text:p>
      <text:p text:style-name="P62"/>
      <text:p text:style-name="P15">Epilogue</text:p>
      <text:p text:style-name="P62"/>
      <text:p text:style-name="P75">1.11.794 – Dear Chancellor of the Interior, As you well know, It has been nearly 120 years since the liberation of the White City. The history books tell astounding tales of the great heroes who freed the population from tyranny, and helped rebuild a new spiritual order. In a time of barbarity and ruthlessness, a new vision was formed by the enlightened one, a city that <text:soft-page-break/>relied on compassion and mercy. A beacon of hope when despair had set in for generations. That enlightened one gave his life for us, but he lives on in each and every one of his believers. Following the collapse of the state, it was his prophet who carried on his work and built the republic we know today. It was the prophet and the dead man who stood against the demons when the nonbelievers could not see the truth. It was the prophet who gave us our first elected queen, who reunited our families, who helped us rebuild the city to a glory it had never seen. It was our prophet who fought the mighty horde which threatened to end our city and when it seemed that hope was lost, it was our prophet who brought on a miracle and revived our fallen brethren from death. Even in the darkest of the flames, our faith has reborn us toward a brighter future.</text:p>
      <text:p text:style-name="P74">I find myself reflecting on the final public sighting of that man, on his words and their implications for the future of the city. ‘I am not a particularly smart man. I have no plans for this city, nor should I be entrusted to lead you, as I am incapable of doing so. I am not a leader: I am only a humble barkeep. However, I have seen each and every one of you, your struggles, your hopes, your compassion for each other. I have seen the faith that you have demonstrated in the future, for growth and self discovery, for finding inner peace through a shared humanity. The truth is you do not need me to lead you. I have confidence that you will guide yourselves towards greater things than I could ever imagine. I have seen you flourish from the ashes like the phoenixes I know you will become. I will leave you now, but rest assured that I will continue to live on in the hearts of every one of you just as your protector, Liberation Unit Five, lives on in you. And remember, ‘when the world falls into the flames, we will rise again. Libertas, Bonum, <text:span text:style-name="T110">Phoenix.</text:span>’</text:p>
      <text:p text:style-name="P74">The barkeep was never seen again, though his spirit certainly lives on in city. Of course I had heard stories of the cured cripples, and the magical feasts that would be thrown for beggars, but I never put too much stock in tall tales such as those. Of course, there are also those that would attribute the <text:span text:style-name="T110">Phoenix</text:span> song to him as well. Every year on the anniversary of the founding of the white republic, the entire city can be seen to glow, and song plays out through the whole city. Of course, the <text:span text:style-name="T110">Phoenix</text:span> festival was set up around this event, but I was hesitant to believe that it was the barkeep who performed such miracles. That is until I met Otto Pendelbaum.</text:p>
      <text:p text:style-name="P74">As you know, I have been struggling with the legislation currently being passed through the senate, and I must admit that one night I escaped from the White Citadel and in commoners clothes attended a quaint bar. Its good to clear your head of bureaucracy every now and then and I find it invigorating to mingle with the people we are charged with serving. I know this may sound odd, but I felt myself drawn to this particular bar by some strange force. Perhaps it was fate. As I sat at the counter and ordered my <text:span text:style-name="T110">whiskey</text:span>, I met the barman who introduced himself to me as Otto Pendlebaum. He was a middle aged man with pale skin and a balding scalp. A big white mustache hung over his cheerful smile, and his eye (the one not obscured by an <text:span text:style-name="T110">eye patch</text:span>) had a twinkle in it. I had a lovely chat with him over the course of several hours, and before I knew it I was closing down the bar with a new friend. At the end of the night, I revealed to him who I was, and the issues that were weighing on my mind. I told him how the future of the city rested on my shoulders, and that I was unsure of the correct path. He simply smiled at me, and flipped open his eye patch. To my surprise, underneath he had a perfectly normal eye, which gleamed in the light. He told me how he was once in a similar situation, and that it was by following his heart he had prevailed. He told me how his bar had once stood on the brink of complete financial collapse, and how he had devoted himself to fixing it, no matter the cost. At the end of the day, everyone needs a place to relax and enjoy themselves in, and Otto told me how his struggles were a distant memory every time he saw somebody laughing and smiling in his establishment.</text:p>
      <text:p text:style-name="P74"><text:soft-page-break/>“It was hard you know… I didn’t know what the right thing to do was. I relied a lot on my friends, many of whom are not with us anymore. I could not have done it alone. But I followed my heart, I followed the example of those before me, those who would selflessly give everything to see a lost soul smile again. This bar and this eye patch were given to me by a good friend, and I wear it now to honor his memory. When I first met him, I was lost and alone. I had no clothes on my back nor pennies in my pocket, and barely any life in my chest. The only thing I had were my ideals. He saved me back then, and helped me build my vision. In a strange way, I think that by leaving me his bar his soul has found peace as well.” “I know that a bar and a city are hardly comparable, and I wouldn't be qualified to give you any political advice, but I can see that you are trying your best to guide this city. Don’t over intellectualize your problems. You have a good heart, so use it. If you give yourself selflessly for others, I am sure that you will find your way.” On that note he gave me a wink and passed me a bottle of premium scotch. “Here, take this. Its a gift, on the house. I wish you the best of luck, friend.” He flipped his eye patch back down from his forehead, and sang himself a little song as he packed some leftover food into a basket and left without another word. I followed him outside</text:p>
      <text:p text:style-name="P75">‘Hey, you forgot to lock up your bar Mr. Pendlebaum!’ I called out after him into the night. As Otto walked away, I saw a few children run after him as he pulled out some sandwiches from his basket and passed them out. ‘Thanks Mr. Pendlebaum! Can I get an extra one for my dad too? He doesn’t get his paycheck until Tuesday!’ Otto reached into his basket, pulled out another sandwich and gave it to the kid before rounding a street corner. I chased after him. “Mr. Pendlebaum, you didn't lock up your bar! Somebody could just walk in and wreck up the place!” “Oh no, Angelo, I’m sure I left it in good hands.” Came the reply. When I finally rounded the street corner, he had vanished. I have never been able to find that bar again. The scotch bottle that he gave me came with a tag in typewriter font: ‘you shall protect this city, just as countless have done before. -B’ And that is why I write to you, Dear Chancellor of the Interior. After a long period of meditation, I cannot bring myself to sign a bill into law that could endanger the liberties of the people of this city. I have sworn a duty, as have you, to uphold the founding principles of this city, and I will not under any circumstances betray the trust that the citizens of the white city of placed in me. I don’t care if its political suicide, tell the senate that the bills gets reformed, or they can go fuck themselves. I will not be the last in a long line of this cities protectors. Sincerely, Prime Minister Angelo Morris.</text:p>
      <text:p text:style-name="P62"/>
      <text:p text:style-name="P62">Characters to mention:</text:p>
      <text:p text:style-name="P62">PCs:</text:p>
      <text:p text:style-name="P62">Rose + Umru</text:p>
      <text:p text:style-name="P62">Sanguine</text:p>
      <text:p text:style-name="P62">Dead Man</text:p>
      <text:p text:style-name="P62">Barkeep + LU5</text:p>
      <text:p text:style-name="P62">Swift Feet</text:p>
      <text:p text:style-name="P62">Willow</text:p>
      <text:p text:style-name="P64">Erdrick</text:p>
      <text:p text:style-name="P62">Flamebringer + Family</text:p>
      <text:p text:style-name="P62">Steady Hands + Wife</text:p>
      <text:p text:style-name="P62">Kiralyf</text:p>
      <text:p text:style-name="P62">Moonbiter</text:p>
      <text:p text:style-name="P62"/>
      <text:p text:style-name="P62">NPCs:</text:p>
      <text:p text:style-name="P63"><text:soft-page-break/>Truth – <text:span text:style-name="T113">Helps Swifty with a ritual. </text:span><text:span text:style-name="T87">Pledges himself to Barkeep and the Phoenixes. </text:span><text:span text:style-name="T114">A new line of good vampires will come about?</text:span></text:p>
      <text:p text:style-name="P63"/>
      <text:p text:style-name="P63">Aive – <text:span text:style-name="T87">with Swift Feet</text:span></text:p>
      <text:p text:style-name="P63"/>
      <text:p text:style-name="P63">Queen Deliverance – <text:span text:style-name="T87">Gives speech!</text:span></text:p>
      <text:p text:style-name="P63"/>
      <text:p text:style-name="P65">Lightning McQueen and the Thunderclouds – <text:span text:style-name="T87">huge concert!</text:span></text:p>
      <text:p text:style-name="P65"/>
      <text:p text:style-name="P66">The innkeeper with an iron nail in his shoulder – <text:span text:style-name="T87">in the crowd of concert</text:span></text:p>
      <text:p text:style-name="P66"/>
      <text:p text:style-name="P62">Bluebird, Starfall, Comfort, Duke, Sparks – <text:span text:style-name="T87">Pledge themselves to protecting the city. In honor of their founder Yorick and their service to the new queen, they reform the Queen’s Guild.</text:span></text:p>
      <text:p text:style-name="P62"/>
      <text:p text:style-name="P62">Agran – <text:span text:style-name="T87">arrives in the city to offer economic alliance.</text:span></text:p>
      <text:p text:style-name="P62"/>
      <text:p text:style-name="P62">Alexi – <text:span text:style-name="T87">an trained artificer, but quite mad, Alexi wishes to join Erdrick on his journeys north.</text:span></text:p>
      <text:p text:style-name="P62">Twin Head – <text:span text:style-name="T87">Faithfully serve in the companies of Moonbiter.</text:span></text:p>
      <text:p text:style-name="P62"/>
      <text:p text:style-name="P67">Soccin – <text:span text:style-name="T87">Mania is no more; instead Soccin takes up his post as a carpenter</text:span></text:p>
      <text:p text:style-name="P67"/>
      <text:p text:style-name="P67">Beauregarde – <text:span text:style-name="T87">Beauregarde-One-Armed will work as a bouncer for Vex’s new bar.</text:span></text:p>
      <text:p text:style-name="P67"/>
      <text:p text:style-name="P67">Vex – <text:span text:style-name="T87">creates a new bar stop, The Tilted Chair</text:span></text:p>
      <text:p text:style-name="P67"/>
      <text:p text:style-name="P64">Numbers-Chilton – continues his legacy as an armorer and blacksmith.</text:p>
      <text:p text:style-name="P64"/>
      <text:p text:style-name="P67">Shhh – <text:span text:style-name="T87">Father of Vex, Shhh takes up his new post in the Thunderclouds as a master bassist.</text:span></text:p>
      <text:p text:style-name="P67"/>
      <text:p text:style-name="P67">Absolom – <text:span text:style-name="T87">momentarily flashes in, young once again, bound to travel the planes for eternity.</text:span></text:p>
      <text:p text:style-name="P70"/>
      <text:p text:style-name="P70"/>
      <text:p text:style-name="P70"/>
      <text:p text:style-name="P69"/>
      <text:p text:style-name="P4">INTERLUDES – In Crystals Glow Secrets</text:p>
      <text:p text:style-name="P3"/>
      <text:p text:style-name="P3">26.9.<text:span text:style-name="T88">675</text:span> – party leaves Arear</text:p>
      <text:p text:style-name="P3">27.9.<text:span text:style-name="T88">675</text:span> – Agran steals the Amulet, leaves for the Grey City</text:p>
      <text:p text:style-name="P3"><text:span text:style-name="T88">(</text:span>28.9.<text:span text:style-name="T88">675</text:span> – Harvesttide) – Kiralyf travels to the Grey City to negotiate with Tybir.</text:p>
      <text:p text:style-name="P3">(30.9.<text:span text:style-name="T88">675</text:span> – 3.10.<text:span text:style-name="T88">675</text:span>) – Helyt is killed in the Grey City</text:p>
      <text:p text:style-name="P3">4.10.<text:span text:style-name="T88">675</text:span> – One of the Doves of the Faithful Company arrives along with a contingent.</text:p>
      <text:p text:style-name="P71">26.10.<text:span text:style-name="T88">675</text:span> – SOTH is seen outside the city</text:p>
      <text:p text:style-name="P72"><text:span text:style-name="T89">1.11.</text:span><text:span text:style-name="T88">675</text:span><text:span text:style-name="T89"> – SOTH reaches Arear</text:span></text:p>
      <text:p text:style-name="P3"/>
      <text:p text:style-name="Standard"><text:span text:style-name="T90">Titch sat in the deep lounge chair across from Kiralyf in the </text:span><text:span text:style-name="Default_20_Paragraph_20_Font"><text:span text:style-name="T93">Cafe. </text:span></text:span><text:span text:style-name="T90">He swirled a cold piece of rubble in a whiskey glass. People shouted in the streets, far away from the secluded building. Even from here, though, the lights of the fires cast a bloody glow on the bottles behind the bar. Titch coughed, wiping phlegm on the ripped bandanna around his neck. His sleek black hair was flat, unused to air outside of his regular top hat. He took a sip of his drink, sharpened </text:span><text:soft-page-break/><text:span text:style-name="T90">teeth clinking on the glass. “Mitz bought fifteen-hundred chips worth a’ ammo and snipes today. Said his boys was gunna scampa’ West. Dunno how long he’ll last out dat way tho’. Bout half a the fuckers out that way are bleedin’ out their eyes from the Hunger. More cases than eva’ Kiralyf. Way more.” He took another sip.</text:span></text:p>
      <text:p text:style-name="P3"/>
      <text:p text:style-name="P3">“Other rumpus is that we’ve got more snipes from where the ones Mitz bought from us. Storming the airfield was an uppy move. My boys a’ still countin up what theys got, but its big. Crabs. Ships. Snipes. Chips. The lot. We could pass out to the whole fuckin city.” <text:s/>He crossed his legs, the tight gray pants pulling up over his blood-stained boots. “That bein said, I wouldn’t suggest passin out to the whole fuckin city. Guns aint nothin good in the wrong hands.”</text:p>
      <text:p text:style-name="P3"/>
      <text:p text:style-name="P3">“Guns in the wrong hands means my boys gets bullets in their brains. That aint smart. Guns in the right hands—in payin hands—means bodies for us.” He shot the rest of the whiskey and hissed, the chapped corners of his mouth split. He shuffled a cigar from his pocket and beckoned for the bartender to strike a light before setting the tobacco in the corner of his mouth. “More bodies for you, I mean. Another fifty stiffies tossed in the pile today. Ilie’s unnumbered teeth you oughta see that place! Hah! Bodies up the fuckin walls! Might need ‘em though, if what you said is spot. That about the fella Soth coming in. Doesn’t sound sharp to me. Not sharp at all. Might need to bring out the big guns, huh?”</text:p>
      <text:p text:style-name="P3"/>
      <text:p text:style-name="P3">Titch leaned back in his lounge chair, smoking. He was talking absent-mindedly, not even aware if Kiralyf was listening.</text:p>
      <text:p text:style-name="P3"/>
      <text:p text:style-name="P3">“Plus with those Faithful fuckers outside.” He nudged his smoke towards Kiralyf. “Out in Liras. Holin’ up out there.”</text:p>
      <text:p text:style-name="P3"/>
      <text:p text:style-name="P3">------</text:p>
      <text:p text:style-name="P3"/>
      <text:p text:style-name="P3">Titch opened the door of the Café, letting in the soft evening breeze. He sauntered in and sat down, digging for a cigar and lighting it before turning to Kiralyf. “I think we a’ found you a candidate for that ritual you was askin’ about. I must warn you though… she’s fucking weird.” He beckoned towards the door, and one of his men stepped in, leading a young girl. She was dark haired and bright eyed, dressed in ragged clothes that were once the robes of a noble child. She walked with the casual dignity of a lordling, tipping her puffy hat to Kiralyf before she sat in an out-of-place fluffy chair that Titch offered her. Her feet didn’t even touch the ground as she sat. Across her shoulders scampered a strange creature that Kiralyf had only seen once before in his travels… a monkey. Its dark eyes twitched and rolled, its head tilted and its teeth shifted. The young girl coughed, clearing her throat before speaking with a light—yet oddly forceful—voice. “My name is Follywolle, but my friends call me Folly. Don’t call me Folly until we’re friends. This,” she said, sticking her finger in the monkey’s mouth, “is my friend Disabling Thrust. His friends call him Disabling Thrust. Unless he’s mad. Then they call him Annihilation Force. I heard you need a volunteer for some ritual thing and that the volunteer needs to die. I’m open to the idea.” She leans forward, the plushy chair squeaking slightly, “but I’d need a promise in return.”</text:p>
      <text:p text:style-name="P3"/>
      <text:p text:style-name="P3">Follywolle’s family was killed in the Mortham Heights explosion. She didn’t much care for them, they were mean, but she did care for her elderly neighbor. She wants him avenged. Thus, the Faithful Company must die.</text:p>
      <text:p text:style-name="P3"><text:soft-page-break/>Follywolle’s father was a State worker. She hated him. She wants the State to die.</text:p>
      <text:p text:style-name="P3">The Saith run the religion which causes so much pain in Arear. She wants them dead.</text:p>
      <text:p text:style-name="P3">Soth approaches to do more damage. She wants him dead too.</text:p>
      <text:p text:style-name="P3"/>
      <text:p text:style-name="P3">Disabling Thrust is a demon. While he is not a very intelligent demon, he has practiced some dark arts taught by Halifax.</text:p>
      <text:p text:style-name="P3"/>
      <text:p text:style-name="P68">Requirements of the Staff of Hasedek:</text:p>
      <text:p text:style-name="P68"/>
      <text:p text:style-name="P3">“The Staff must be born of an innocent life, a heart still beating, still living, spit upon the staff. This being’s heart and soul will provide the path upon which Hasedek’s powers will travel. It will forever beat, a reminder of the sacrifice.”</text:p>
      <text:p text:style-name="P3"/>
      <text:p text:style-name="P3">A sign of travel shall overlook this sacrifice. A five pointed star, with a second star concentric within it, must be etched into stone. The etching must create small channels, at least a half-inch deep.</text:p>
      <text:p text:style-name="P3">The inner star’s points shall touch the outer star’s valleys, and in the center of this inner star shall be drawn a circle six inches in diameter.</text:p>
      <text:p text:style-name="P3">This circle is the site of the Well, a representation of the darkness where Hasedek resides.</text:p>
      <text:p text:style-name="P3">Dig down from the small circle, creating a pit one foot deep. Fill this well with some dark, thick liquid. Tar, ink, or pitch would work.</text:p>
      <text:p text:style-name="P3">Six inches from the outside of the outer star’s valleys (the places counter to the five points) shall be etched five circles.</text:p>
      <text:p text:style-name="P3">Next to each of these circles, etch a crescent moon facing away from the star.</text:p>
      <text:p text:style-name="P3"/>
      <text:p text:style-name="P3">Now that the sign of travel is drawn, place leaves of cedar, sage, juniper, or another in small piles at the points of the Sign. Do not light them yet.</text:p>
      <text:p text:style-name="P3"/>
      <text:p text:style-name="P3">Lead a horse to the center of the Sign and slit its neck while you chant Words of Power, bleeding it into the channels of the Sign. It’s okay if a little horse blood gets into the center Well. Remove the horse’s corpse from the Sign.</text:p>
      <text:p text:style-name="P3"/>
      <text:p text:style-name="P3">Light the herbs around the star, ensuring that shadows are cast from the fire onto the Sign.</text:p>
      <text:p text:style-name="P3"/>
      <text:p text:style-name="P3">Lead a willing sacrifice to the center of the Sign while you chant Words of Power. Additional acolytes should accompany you. The voices of five-to-ten more people can increase the power of the ritual, but more than ten can distort the results.</text:p>
      <text:p text:style-name="P3"/>
      <text:p text:style-name="P3">Lay the willing sacrifice in the center of the Sign, placing their heart directly above the Well. Carefully cut away the flesh and bone from above the heart, revealing it. It must continue to beat for the remainder of the ritual.</text:p>
      <text:p text:style-name="P3"/>
      <text:p text:style-name="P3">Take the length of wood, bone, stone, metal, or other material you wish to use as the Staff in your hands with your right hand closer to the sacrifice than the left.</text:p>
      <text:p text:style-name="P3"/>
      <text:p text:style-name="P3">Whisper a prayer to Hasedek, naming him the due recipient of this ritual, and plunge the spear down through the heart of the sacrifice. This consecrates the Staff, and creates a connection to Hasedek.</text:p>
      <text:p text:style-name="P3"/>
      <text:p text:style-name="P3"><text:soft-page-break/>------------</text:p>
      <text:p text:style-name="P3">Mediul = material plane</text:p>
      <text:p text:style-name="P73">Initial state:</text:p>
      <text:p text:style-name="P3">Sacrifice has natural connection, Corilya -&gt; Mediul -&gt; Andolem</text:p>
      <text:p text:style-name="P3">Target has unnatural connection, Corilya -&gt; Andolem</text:p>
      <text:p text:style-name="Standard"><text:span text:style-name="Default_20_Paragraph_20_Font"><text:span text:style-name="T91">Goal:</text:span></text:span><text:span text:style-name="T90"> connect target to Mediul.</text:span></text:p>
      <text:p text:style-name="Standard"><text:span text:style-name="Default_20_Paragraph_20_Font"><text:span text:style-name="T91">Means:</text:span></text:span></text:p>
      <text:p text:style-name="P3">Need to reach from Mediul into Corilya</text:p>
      <text:p text:style-name="P3">Locate the nexus of sacrifice and target</text:p>
      <text:p text:style-name="P3">Create a potential between them</text:p>
      <text:p text:style-name="P3">Use the nexus of the victim as a connection to target’s alveus. No longer having a connection to Mediul, the sacrifice’s soul is cut from the body and thus the sacrifice is killed in the ritual.</text:p>
      <text:p text:style-name="P3">Move the nexus to the staff</text:p>
      <text:p text:style-name="P73">End:</text:p>
      <text:p text:style-name="P3">Corilya &gt; Mediul &gt; Andolem</text:p>
      <text:p text:style-name="Standard"><text:span text:style-name="T90"><text:s text:c="4"/></text:span><text:span text:style-name="Default_20_Paragraph_20_Font"><text:span text:style-name="T5">^</text:span></text:span></text:p>
      <text:p text:style-name="P3">Corilya &gt; Andolem</text:p>
      <text:p text:style-name="P3"/>
      <text:p text:style-name="P76"/>
      <text:p text:style-name="P76">While holding this staff, you can use an action to expend 1 or more of its Charges to cast one of the following Spells from it, using your spell save DC and spell Attack bonus:</text:p>
      <text:p text:style-name="P76">Hold Person (2 charges)</text:p>
      <text:p text:style-name="P76">Animate Dead (3 charges, allows the animation of Huge or smaller dead)</text:p>
      <text:p text:style-name="P76">Dominate Person (5 charges)</text:p>
      <text:p text:style-name="P76">Harm (6 charges)</text:p>
      <text:p text:style-name="P76">Create Undead (6 charges, allows the animation of Huge or smaller dead).</text:p>
      <text:p text:style-name="P76">Circle of Death (7 charges)</text:p>
      <text:p text:style-name="P76"/>
      <text:p text:style-name="Standard"><text:span text:style-name="Default_20_Paragraph_20_Font"><text:span text:style-name="T6">Additionally, this staff allows you to cast Create Undead as a </text:span></text:span><text:span text:style-name="Default_20_Paragraph_20_Font"><text:span text:style-name="T7">ritual spell. </text:span></text:span><text:span text:style-name="Default_20_Paragraph_20_Font"><text:span text:style-name="T6">This takes an extra hour to cast, but does not take any charges.</text:span></text:span></text:p>
      <text:p text:style-name="P3"/>
      <text:p text:style-name="P3"/>
      <text:p text:style-name="P76"/>
      <text:p text:style-name="P78">On Nightrock</text:p>
      <text:p text:style-name="P76"/>
      <text:p text:style-name="P74">Nightrock is one of the seven cannons—the only one that functions based on Raeg’s natural energy production rather than by soul power. It never functioned by soul power—so it’s technically the only one that’s publicly “ready to be fired”. The cannon serves three functions:</text:p>
      <text:p text:style-name="P74">1. Military stronghold</text:p>
      <text:p text:style-name="P74">Should the outer forts of the Northern Brigade fall, half of the reserve troops out of Hessohold are stationed in Nightrock. There they continue training and work as prison guards and testing facilitators.</text:p>
      <text:p text:style-name="P74">2. Military research center</text:p>
      <text:p text:style-name="P74">Headed originally by the mad Brigadier General Double, Nightrock serves as a testing and development facility for new energy sources and non-weapon military developments. New soul-manipulating technology, new military materials, and arcano-bio-technologies are under research with the help of the plentiful thermal energy supplied by Raeg. The arcano-bio-tech focuses on a<text:span text:style-name="T86">r</text:span>cane amplification and suplantation of biological foundations. The military companies of the Flaming Fifth and Invisible company sport early developments of this lab.</text:p>
      <text:p text:style-name="P74">3. High Security prison</text:p>
      <text:p text:style-name="P74">Who better to test the arcano-bio-tech on than prisoners? Prisoners are shipped from all of the State as test sources. Nightrock also holds prisoners of extreme value: those few survivors of Project Otherworld, captured leaders of Carnival, recently uncovered Kalmatic Honorguard… There are not a high volume of prisoners here, but they are all dangerous, mutant, or enhanced.</text:p>
      <text:p text:style-name="P74"/>
      <text:p text:style-name="P74">Structure of Nightrock:</text:p>
      <text:p text:style-name="P77">Nightrock was built such that it could harness the massive amount of energy being put out by Raeg. Raeg is trapped in the center of the mountain, and over the hundreds of years since his imprisonment his eruptions have created a significant chimney to the molten rock around him. Unlike traditional soul-powered cannons, Nightrock does not have a resonance chamber. <text:soft-page-break/>Massive heat-trapping vesicles are buried deep in the rock, some free-floating in the high-pressure molten rock that surrounds the corpse of Raeg.</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orizontal_20_Line" style:display-name="Horizontal Line" style:family="paragraph" style:parent-style-name="Standard" style:next-style-name="Text_20_body" style:class="html">
      <style:paragraph-properties fo:margin-top="0in" fo:margin-bottom="0.1965in" loext:contextual-spacing="false" fo:hyphenation-ladder-count="no-limit" text:number-lines="false" text:line-number="0"/>
      <style:text-properties fo:font-size="6pt" style:font-size-asian="6pt" style:font-size-complex="6pt" fo:hyphenate="false" loext:hyphenation-no-caps="false"/>
    </style:style>
    <style:style style:name="Frame_20_contents" style:display-name="Frame contents" style:family="paragraph" style:parent-style-name="Standard" style:class="extra"/>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meta:creation-date>2019-03-15T14:57:00Z</meta:creation-date>
    <dc:date>2020-09-05T16:31:25.199669376</dc:date>
    <meta:editing-cycles>199</meta:editing-cycles>
    <meta:editing-duration>P2DT20H5M51S</meta:editing-duration>
    <meta:document-statistic meta:table-count="0" meta:image-count="0" meta:object-count="0" meta:page-count="28" meta:paragraph-count="303" meta:word-count="15795" meta:character-count="90154" meta:non-whitespace-character-count="74546"/>
    <meta:template xlink:type="simple" xlink:actuate="onRequest" xlink:title="" xlink:href="Normal.dotm"/>
  </office:meta>
</office:document-meta>
</file>